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dd9b33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text-properties officeooo:paragraph-rsid="0c8b5238"/>
    </style:style>
    <style:style style:name="P29" style:family="paragraph" style:parent-style-name="Standard">
      <style:text-properties officeooo:paragraph-rsid="0b0ddd8e"/>
    </style:style>
    <style:style style:name="P30" style:family="paragraph" style:parent-style-name="Standard">
      <style:text-properties officeooo:paragraph-rsid="0ca56a54"/>
    </style:style>
    <style:style style:name="P31" style:family="paragraph" style:parent-style-name="Standard">
      <style:text-properties officeooo:paragraph-rsid="0ca5faa5"/>
    </style:style>
    <style:style style:name="P32" style:family="paragraph" style:parent-style-name="Standard">
      <style:text-properties officeooo:paragraph-rsid="0ca6ddb9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b38183"/>
    </style:style>
    <style:style style:name="P38" style:family="paragraph" style:parent-style-name="Standard">
      <style:text-properties officeooo:paragraph-rsid="0a0f8417"/>
    </style:style>
    <style:style style:name="P39" style:family="paragraph" style:parent-style-name="Standard">
      <style:text-properties officeooo:paragraph-rsid="0cbe2b6f"/>
    </style:style>
    <style:style style:name="P40" style:family="paragraph" style:parent-style-name="Standard">
      <style:text-properties officeooo:paragraph-rsid="0cc50ec9"/>
    </style:style>
    <style:style style:name="P41" style:family="paragraph" style:parent-style-name="Standard">
      <style:text-properties officeooo:paragraph-rsid="0cc5fe5b"/>
    </style:style>
    <style:style style:name="P42" style:family="paragraph" style:parent-style-name="Standard">
      <style:text-properties officeooo:paragraph-rsid="0cc79a2d"/>
    </style:style>
    <style:style style:name="P43" style:family="paragraph" style:parent-style-name="Standard">
      <style:text-properties officeooo:paragraph-rsid="0ce3fa52"/>
    </style:style>
    <style:style style:name="P44" style:family="paragraph" style:parent-style-name="Standard">
      <style:text-properties officeooo:paragraph-rsid="0ce58c9e"/>
    </style:style>
    <style:style style:name="P4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6" style:family="paragraph" style:parent-style-name="Standard">
      <style:text-properties officeooo:paragraph-rsid="0d0f14ca"/>
    </style:style>
    <style:style style:name="P47" style:family="paragraph" style:parent-style-name="Standard">
      <style:text-properties officeooo:paragraph-rsid="0d13f73f"/>
    </style:style>
    <style:style style:name="P48" style:family="paragraph" style:parent-style-name="Standard">
      <style:text-properties officeooo:paragraph-rsid="0d1ec96e"/>
    </style:style>
    <style:style style:name="P4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paragraph-rsid="0d2e61eb"/>
    </style:style>
    <style:style style:name="P51" style:family="paragraph" style:parent-style-name="Standard">
      <style:text-properties officeooo:paragraph-rsid="0d70ffa9"/>
    </style:style>
    <style:style style:name="P52" style:family="paragraph" style:parent-style-name="Standard">
      <style:text-properties officeooo:paragraph-rsid="0d72da1f"/>
    </style:style>
    <style:style style:name="P53" style:family="paragraph" style:parent-style-name="Standard">
      <style:text-properties officeooo:paragraph-rsid="0d73904e"/>
    </style:style>
    <style:style style:name="P54" style:family="paragraph" style:parent-style-name="Standard">
      <style:text-properties officeooo:paragraph-rsid="0d79dd43"/>
    </style:style>
    <style:style style:name="P55" style:family="paragraph" style:parent-style-name="Standard">
      <style:text-properties officeooo:paragraph-rsid="0d7f6268"/>
    </style:style>
    <style:style style:name="P56" style:family="paragraph" style:parent-style-name="Standard">
      <style:text-properties officeooo:rsid="0d7f6268" officeooo:paragraph-rsid="0d7f6268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86ce16"/>
    </style:style>
    <style:style style:name="P59" style:family="paragraph" style:parent-style-name="Standard">
      <style:text-properties officeooo:paragraph-rsid="0d96845d"/>
    </style:style>
    <style:style style:name="P60" style:family="paragraph" style:parent-style-name="Standard">
      <style:text-properties officeooo:paragraph-rsid="0da26ad3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text-properties officeooo:paragraph-rsid="0c8364eb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paragraph-rsid="0dab1f02"/>
    </style:style>
    <style:style style:name="P65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7" style:family="paragraph" style:parent-style-name="Standard">
      <style:text-properties officeooo:paragraph-rsid="0daef67d"/>
    </style:style>
    <style:style style:name="P68" style:family="paragraph" style:parent-style-name="Standard">
      <style:text-properties officeooo:paragraph-rsid="0db0d4d1"/>
    </style:style>
    <style:style style:name="P69" style:family="paragraph" style:parent-style-name="Standard">
      <style:text-properties officeooo:paragraph-rsid="0db40abc"/>
    </style:style>
    <style:style style:name="P70" style:family="paragraph" style:parent-style-name="Standard">
      <style:text-properties officeooo:paragraph-rsid="0db4f70e"/>
    </style:style>
    <style:style style:name="P71" style:family="paragraph" style:parent-style-name="Standard">
      <style:text-properties officeooo:paragraph-rsid="0dbf3336"/>
    </style:style>
    <style:style style:name="P72" style:family="paragraph" style:parent-style-name="Standard">
      <style:text-properties officeooo:paragraph-rsid="0dbf3bd9"/>
    </style:style>
    <style:style style:name="P73" style:family="paragraph" style:parent-style-name="Standard">
      <style:text-properties officeooo:paragraph-rsid="0dc09832"/>
    </style:style>
    <style:style style:name="P74" style:family="paragraph" style:parent-style-name="Standard">
      <style:text-properties officeooo:paragraph-rsid="0dc7768f"/>
    </style:style>
    <style:style style:name="P75" style:family="paragraph" style:parent-style-name="Standard">
      <style:text-properties officeooo:paragraph-rsid="0dce9327"/>
    </style:style>
    <style:style style:name="P76" style:family="paragraph" style:parent-style-name="Standard">
      <style:text-properties officeooo:rsid="0dde9a1c" officeooo:paragraph-rsid="0dde9a1c"/>
    </style:style>
    <style:style style:name="P77" style:family="paragraph" style:parent-style-name="Standard">
      <style:text-properties officeooo:rsid="0dde9a1c" officeooo:paragraph-rsid="0ddfbc49"/>
    </style:style>
    <style:style style:name="P78" style:family="paragraph" style:parent-style-name="Standard">
      <style:text-properties officeooo:paragraph-rsid="0dde9a1c"/>
    </style:style>
    <style:style style:name="P79" style:family="paragraph" style:parent-style-name="Footnote">
      <style:text-properties officeooo:paragraph-rsid="04473353"/>
    </style:style>
    <style:style style:name="P80" style:family="paragraph" style:parent-style-name="Footnote">
      <style:text-properties officeooo:paragraph-rsid="0bf8351d"/>
    </style:style>
    <style:style style:name="P81" style:family="paragraph" style:parent-style-name="Footnote">
      <style:text-properties officeooo:paragraph-rsid="0cf7e116"/>
    </style:style>
    <style:style style:name="P82" style:family="paragraph" style:parent-style-name="Footnote">
      <style:text-properties officeooo:paragraph-rsid="0cfb8404"/>
    </style:style>
    <style:style style:name="P83" style:family="paragraph" style:parent-style-name="Footnote">
      <style:text-properties officeooo:paragraph-rsid="0d2b38cd"/>
    </style:style>
    <style:style style:name="P84" style:family="paragraph" style:parent-style-name="Footnote">
      <style:text-properties officeooo:rsid="043ccc66" officeooo:paragraph-rsid="0dca2508"/>
    </style:style>
    <style:style style:name="P85" style:family="paragraph" style:parent-style-name="Footnote">
      <style:text-properties officeooo:rsid="043ccc66" officeooo:paragraph-rsid="0dd4342a"/>
    </style:style>
    <style:style style:name="P86" style:family="paragraph" style:parent-style-name="Footnote">
      <style:text-properties officeooo:paragraph-rsid="0dd87f5b"/>
    </style:style>
    <style:style style:name="P8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text-properties fo:color="#000000" loext:opacity="100%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>
      <style:text-properties officeooo:paragraph-rsid="0e3921df"/>
    </style:style>
    <style:style style:name="P93" style:family="paragraph" style:parent-style-name="Standard">
      <style:text-properties officeooo:rsid="0e3921df" officeooo:paragraph-rsid="0e3921df"/>
    </style:style>
    <style:style style:name="P94" style:family="paragraph" style:parent-style-name="Standard">
      <style:text-properties officeooo:rsid="0e3921df" officeooo:paragraph-rsid="0de624d9"/>
    </style:style>
    <style:style style:name="P95" style:family="paragraph" style:parent-style-name="Standard">
      <style:text-properties officeooo:paragraph-rsid="0de624d9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4" style:family="text">
      <style:text-properties fo:color="#000000" loext:opacity="100%" style:text-line-through-style="none" style:text-line-through-type="none" style:font-name="Ubuntu1" fo:font-size="12pt" style:text-underline-style="none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87" style:family="text">
      <style:text-properties fo:color="#000000" loext:opacity="100%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loext:opacity="100%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loext:opacity="100%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loext:opacity="100%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00" loext:opacity="100%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loext:opacity="100%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loext:opacity="100%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loext:opacity="100%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loext:opacity="100%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loext:opacity="100%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8" style:family="text">
      <style:text-properties fo:color="#000000" loext:opacity="100%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9" style:family="text">
      <style:text-properties fo:color="#000000" loext:opacity="100%" style:font-name="Ubuntu1" fo:font-size="12pt" style:text-underline-style="none" officeooo:rsid="057e0008" style:font-size-asian="12pt" style:font-size-complex="12pt"/>
    </style:style>
    <style:style style:name="T310" style:family="text">
      <style:text-properties fo:color="#000000" loext:opacity="100%" style:font-name="Ubuntu1" fo:font-size="12pt" style:text-underline-style="none" officeooo:rsid="067ff87e" style:font-size-asian="12pt" style:font-size-complex="12pt"/>
    </style:style>
    <style:style style:name="T311" style:family="text">
      <style:text-properties fo:color="#000000" loext:opacity="100%" style:font-name="Ubuntu1" fo:font-size="12pt" style:text-underline-style="none" officeooo:rsid="06807e83" style:font-size-asian="12pt" style:font-size-complex="12pt"/>
    </style:style>
    <style:style style:name="T312" style:family="text">
      <style:text-properties fo:color="#000000" loext:opacity="100%" style:font-name="Ubuntu1" fo:font-size="12pt" style:text-underline-style="none" officeooo:rsid="0588721b" style:font-size-asian="12pt" style:font-size-complex="12pt"/>
    </style:style>
    <style:style style:name="T313" style:family="text">
      <style:text-properties fo:color="#000000" loext:opacity="100%" style:font-name="Ubuntu1" fo:font-size="12pt" style:text-underline-style="none" officeooo:rsid="050aa1f1" style:font-size-asian="12pt" style:font-size-complex="12pt"/>
    </style:style>
    <style:style style:name="T314" style:family="text">
      <style:text-properties fo:color="#000000" loext:opacity="100%" style:font-name="Ubuntu1" fo:font-size="12pt" style:text-underline-style="none" officeooo:rsid="0941f476" style:font-size-asian="12pt" style:font-size-complex="12pt"/>
    </style:style>
    <style:style style:name="T315" style:family="text">
      <style:text-properties fo:color="#000000" loext:opacity="100%" style:font-name="Ubuntu1" fo:font-size="12pt" style:font-size-asian="12pt" style:font-size-complex="12pt"/>
    </style:style>
    <style:style style:name="T316" style:family="text">
      <style:text-properties fo:color="#000000" loext:opacity="100%" style:font-name="Ubuntu1" fo:font-size="12pt" officeooo:rsid="004804ae" style:font-size-asian="12pt" style:font-size-complex="12pt"/>
    </style:style>
    <style:style style:name="T317" style:family="text">
      <style:text-properties fo:color="#000000" loext:opacity="100%" style:font-name="Ubuntu1" fo:font-size="12pt" officeooo:rsid="0bac438a" style:font-size-asian="12pt" style:font-size-complex="12pt"/>
    </style:style>
    <style:style style:name="T318" style:family="text">
      <style:text-properties fo:color="#000000" loext:opacity="100%" style:text-underline-style="none" officeooo:rsid="0588721b" style:font-size-asian="12pt" style:font-size-complex="12pt"/>
    </style:style>
    <style:style style:name="T319" style:family="text">
      <style:text-properties fo:color="#000000" loext:opacity="100%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0" style:family="text">
      <style:text-properties fo:color="#000000" loext:opacity="100%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1" style:family="text">
      <style:text-properties fo:color="#000000" loext:opacity="100%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loext:opacity="100%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loext:opacity="100%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loext:opacity="100%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loext:opacity="100%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loext:opacity="100%" style:font-name="Ubuntu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loext:opacity="100%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8" style:family="text">
      <style:text-properties fo:color="#000000" loext:opacity="100%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9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48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49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50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51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52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53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54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55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56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57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58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59" style:family="text">
      <style:text-properties style:use-window-font-color="true" loext:opacity="0%"/>
    </style:style>
    <style:style style:name="T360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loext:opacity="0%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fo:language="nl" fo:country="NL" officeooo:rsid="066184e1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loext:opacity="0%" fo:language="nl" fo:country="NL" officeooo:rsid="0aa8dbcf" style:font-size-asian="12pt" style:language-asian="nl" style:country-asian="NL" style:font-name-complex="Bitstream Vera Sans" style:font-size-complex="12pt"/>
    </style:style>
    <style:style style:name="T380" style:family="text">
      <style:text-properties style:use-window-font-color="true" loext:opacity="0%" officeooo:rsid="047da547"/>
    </style:style>
    <style:style style:name="T381" style:family="text">
      <style:text-properties officeooo:rsid="047fb57c"/>
    </style:style>
    <style:style style:name="T382" style:family="text">
      <style:text-properties officeooo:rsid="047da547"/>
    </style:style>
    <style:style style:name="T383" style:family="text">
      <style:text-properties officeooo:rsid="01657261" style:font-size-asian="12pt" style:font-size-complex="12pt"/>
    </style:style>
    <style:style style:name="T384" style:family="text">
      <style:text-properties officeooo:rsid="00bddfbe" style:font-size-asian="12pt" style:font-size-complex="12pt"/>
    </style:style>
    <style:style style:name="T385" style:family="text">
      <style:text-properties officeooo:rsid="04473353"/>
    </style:style>
    <style:style style:name="T38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8" style:family="text">
      <style:text-properties officeooo:rsid="050aa1f1"/>
    </style:style>
    <style:style style:name="T389" style:family="text">
      <style:text-properties officeooo:rsid="05903285"/>
    </style:style>
    <style:style style:name="T390" style:family="text">
      <style:text-properties officeooo:rsid="0594b105"/>
    </style:style>
    <style:style style:name="T391" style:family="text">
      <style:text-properties officeooo:rsid="0a6f0a69"/>
    </style:style>
    <style:style style:name="T392" style:family="text">
      <style:text-properties officeooo:rsid="0aace3cd"/>
    </style:style>
    <style:style style:name="T393" style:family="text">
      <style:text-properties officeooo:rsid="0b952edb"/>
    </style:style>
    <style:style style:name="T394" style:family="text">
      <style:text-properties fo:font-size="8pt" style:font-size-asian="8pt" style:font-size-complex="8pt" loext:padding="0.049cm" loext:border="0.31pt solid #000000"/>
    </style:style>
    <style:style style:name="T395" style:family="text">
      <style:text-properties officeooo:rsid="0394a435"/>
    </style:style>
    <style:style style:name="T396" style:family="text">
      <style:text-properties officeooo:rsid="0be4091b"/>
    </style:style>
    <style:style style:name="T397" style:family="text">
      <style:text-properties officeooo:rsid="0bf888a9"/>
    </style:style>
    <style:style style:name="T398" style:family="text">
      <style:text-properties officeooo:rsid="0cf7e116"/>
    </style:style>
    <style:style style:name="T399" style:family="text">
      <style:text-properties officeooo:rsid="0d1ec96e"/>
    </style:style>
    <style:style style:name="T400" style:family="text">
      <style:text-properties officeooo:rsid="0d52ea33"/>
    </style:style>
    <style:style style:name="T401" style:family="text">
      <style:text-properties officeooo:rsid="0dd5c0d9"/>
    </style:style>
    <style:style style:name="T402" style:family="text">
      <style:text-properties officeooo:rsid="0dd5fde1"/>
    </style:style>
    <style:style style:name="T403" style:family="text">
      <style:text-properties officeooo:rsid="0dd7714a"/>
    </style:style>
    <style:style style:name="T404" style:family="text">
      <style:text-properties officeooo:rsid="0e87ed43"/>
    </style:style>
    <style:style style:name="T405" style:family="text">
      <style:text-properties officeooo:rsid="0de11971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Strong_20_Emphasis"><text:span text:style-name="T281">C</text:span></text:span><text:span text:style-name="Strong_20_Emphasis"><text:span text:style-name="T276">hecklist voor </text:span></text:span><text:span text:style-name="Strong_20_Emphasis"><text:span text:style-name="T286">de installatie</text:span></text:span><text:span text:style-name="Strong_20_Emphasis"><text:span text:style-name="T276"> van </text:span></text:span><text:reference-mark-start text:name="Distributie"/><text:span text:style-name="Strong_20_Emphasis"><text:span text:style-name="T279">Ubuntu</text:span></text:span><text:reference-mark-end text:name="Distributie"/><text:span text:style-name="Strong_20_Emphasis"><text:span text:style-name="T279"> </text:span></text:span><text:reference-mark-start text:name="Versie"/><text:span text:style-name="Strong_20_Emphasis"><text:span text:style-name="T285">20</text:span></text:span><text:span text:style-name="Strong_20_Emphasis"><text:span text:style-name="T284">.04</text:span></text:span><text:reference-mark-end text:name="Versie"/><text:span text:style-name="Strong_20_Emphasis"><text:span text:style-name="T277"> </text:span></text:span><text:span text:style-name="Strong_20_Emphasis"><text:span text:style-name="T290">LTS</text:span></text:span><text:span text:style-name="Strong_20_Emphasis"><text:span text:style-name="T277"><text:note text:id="ftn1" text:note-class="footnote"><text:note-citation>1</text:note-citation><text:note-body><text:p text:style-name="P80"><text:span text:style-name="T395">Deze versie </text:span><text:span text:style-name="T396">20.04 </text:span><text:span text:style-name="T395">heeft codenaam Focal Fossa (focal) en is een zogenaamde LTS-versie (</text:span><text:span text:style-name="T405">LTS=</text:span><text:span text:style-name="T395">Long-Term Support, langetermijnondersteuning). <text:s/>Een LTS-versie verschijnt iedere twee jaar </text:span><text:span text:style-name="T400">in </text:span><text:span text:style-name="T395">april (deze in april 2020) en wordt vanaf vrijgave </text:span><text:span text:style-name="T325">vijf</text:span><text:span text:style-name="T395"> jaar ondersteund</text:span><text:span text:style-name="T391"> </text:span><text:span text:style-name="T395">(</text:span><text:span text:style-name="T397">updates </text:span><text:span text:style-name="T395">tot april 2025</text:span><text:span text:style-name="T391">)</text:span><text:span text:style-name="T395">.</text:span></text:p></text:note-body></text:note></text:span></text:span><text:span text:style-name="Strong_20_Emphasis"><text:span text:style-name="T290"> </text:span></text:span><text:reference-mark-start text:name="Editie"/><text:span text:style-name="Strong_20_Emphasis"><text:span text:style-name="T278">desktop</text:span></text:span><text:reference-mark-end text:name="Editie"/><text:span text:style-name="Strong_20_Emphasis"><text:span text:style-name="T280">.</text:span></text:span></text:p>
      <text:p text:style-name="P8"/>
      <text:p text:style-name="P59"><text:span text:style-name="T15">Kijk op</text:span><text:span text:style-name="T27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6"> </text:span><text:span text:style-name="T360">voor</text:span><text:span text:style-name="T361"> </text:span><text:span text:style-name="T362">deze en andere </text:span><text:span text:style-name="T16">checklists, scripts, </text:span><text:span text:style-name="T66">en informatie</text:span><text:span text:style-name="T16">.</text:span></text:p>
      <text:p text:style-name="P22"/>
      <text:p text:style-name="P45"><text:span text:style-name="T177">D</text:span><text:span text:style-name="T176">it is een invulbare PD</text:span><text:span text:style-name="T178">F</text:span><text:span text:style-name="T176"> met tekst- en keuzevakken; </text:span><text:span text:style-name="T179">a</text:span><text:span text:style-name="T176">fdrukken is niet noodzakelijk.</text:span></text:p>
      <text:p text:style-name="P9"/>
      <text:p text:style-name="P9">V<text:span text:style-name="T381">ul de waarden in het tekstvak achter de </text:span><text:span text:style-name="Definition"><text:span text:style-name="T382">schuingedrukte</text:span></text:span> <text:span text:style-name="T382">woorden </text:span><text:span text:style-name="T380">(zie toelichting)</text:span><text:span text:style-name="T382">:</text:span></text:p>
      <text:p text:style-name="P4"><text:span text:style-name="Definition"><text:span text:style-name="T364">g</text:span></text:span><text:span text:style-name="Definition"><text:span text:style-name="T363">ebruiker</text:span></text:span><text:span text:style-name="Definition"><text:span text:style-name="T365"><text:tab/><text:tab/></text:span></text:span><text:span text:style-name="Definition"><text:span text:style-name="T359"> <text:tab/><text:tab/></text:span></text:span><text:span text:style-name="T366"><draw:control text:anchor-type="as-char" svg:y="-0.429cm" draw:z-index="14" draw:name="Gebruiker" draw:style-name="gr2" draw:text-style-name="P98" svg:width="6.061cm" svg:height="0.6cm" draw:control="control15"><svg:title>Gebruiker</svg:title><svg:desc>Volledige naam, bijv. Jan Stek</svg:desc></draw:control></text:span><text:span text:style-name="T366"><text:tab/></text:span><text:span text:style-name="T367">(</text:span><text:span text:style-name="T377">volledige naam, bijv. </text:span><text:span text:style-name="T379">Karel Kamer</text:span><text:span text:style-name="T378">)</text:span></text:p>
      <text:p text:style-name="Standard"><text:span text:style-name="Definition"><text:span text:style-name="T364">g</text:span></text:span><text:span text:style-name="Definition"><text:span text:style-name="T363">ebruikersnaam<text:tab/><text:tab/></text:span></text:span><text:span text:style-name="Definition"><text:span text:style-name="T363"><draw:control text:anchor-type="as-char" svg:y="-0.429cm" draw:z-index="15" draw:name="Gberuikersnaam" draw:style-name="gr2" draw:text-style-name="P98" svg:width="6.061cm" svg:height="0.6cm" draw:control="control16"><svg:title>Gebruikersnaam</svg:title><svg:desc>Korte naam, bijv. jan</svg:desc></draw:control></text:span></text:span><text:span text:style-name="Definition"><text:span text:style-name="T363"><text:tab/></text:span></text:span><text:span text:style-name="T3">(korte naam, bijv. </text:span><text:span text:style-name="T307">karel</text:span><text:span text:style-name="T3">)</text:span></text:p>
      <text:p text:style-name="P2"><text:span text:style-name="Definition"><text:span text:style-name="T374">c</text:span></text:span><text:span text:style-name="Definition"><text:span text:style-name="T373">omputernaam<text:tab/><text:tab/></text:span></text:span><text:span text:style-name="Definition"><text:span text:style-name="T366"><draw:control text:anchor-type="as-char" svg:y="-0.429cm" draw:z-index="16" draw:name="Computernaam" draw:style-name="gr2" draw:text-style-name="P98" svg:width="6.061cm" svg:height="0.6cm" draw:control="control17"><svg:title>Computernaam</svg:title><svg:desc>Unieke naam van de computer</svg:desc></draw:control></text:span></text:span><text:span text:style-name="Definition"><text:span text:style-name="T366"><text:tab/></text:span></text:span><text:span text:style-name="Definition"><text:span text:style-name="T370">(</text:span></text:span><text:span text:style-name="Definition"><text:span text:style-name="T368">unieke naam van de compute</text:span></text:span><text:span text:style-name="Definition"><text:span text:style-name="T369">r</text:span></text:span><text:span text:style-name="Definition"><text:span text:style-name="T370">)</text:span></text:span></text:p>
      <text:p text:style-name="P2"><text:span text:style-name="Definition"><text:span text:style-name="T364">o</text:span></text:span><text:span text:style-name="Definition"><text:span text:style-name="T363">pstartmenu</text:span></text:span><text:span text:style-name="Definition"><text:span text:style-name="T366"><text:tab/><text:tab/><text:tab/></text:span></text:span><text:span text:style-name="Definition"><text:span text:style-name="T366"><draw:control text:anchor-type="as-char" svg:y="-0.429cm" draw:z-index="17" draw:name="Opstartmenu" draw:style-name="gr2" draw:text-style-name="P98" svg:width="6.061cm" svg:height="0.6cm" draw:control="control18"><svg:title>Opstartmenu</svg:title><svg:desc>Toets voor het opstartmenu ("bootmenu")</svg:desc></draw:control></text:span></text:span><text:span text:style-name="Definition"><text:span text:style-name="T366"><text:tab/></text:span></text:span><text:span text:style-name="Definition"><text:span text:style-name="T370">(</text:span></text:span><text:span text:style-name="Definition"><text:span text:style-name="T368">to</text:span></text:span><text:span text:style-name="Definition"><text:span text:style-name="T371">ets voor het opstartmedium</text:span></text:span><text:span text:style-name="Definition"><text:span text:style-name="T372">)</text:span></text:span></text:p>
      <text:p text:style-name="P2"><text:span text:style-name="Definition"><text:span text:style-name="T375">i</text:span></text:span><text:span text:style-name="Definition"><text:span text:style-name="T376">nstellingen</text:span></text:span><text:span text:style-name="T370"><text:tab/><text:tab/> <text:tab/></text:span><text:span text:style-name="T370"><draw:control text:anchor-type="as-char" svg:y="-0.429cm" draw:z-index="13" draw:name="Instellingen" draw:style-name="gr2" draw:text-style-name="P98" svg:width="6.061cm" svg:height="0.6cm" draw:control="control14"><svg:title>Instellingen</svg:title><svg:desc>Toets voor het BIOS/UEFI-scherm ("setup")</svg:desc></draw:control></text:span><text:span text:style-name="T370"><text:tab/>(</text:span><text:span text:style-name="T368">toets voor het BIOS/UEFI-scherm</text:span><text:span text:style-name="T370">)</text:span></text:p>
      <text:p text:style-name="P3"><text:span text:style-name="T296">Vervang </text:span><text:span text:style-name="Definition"><text:span text:style-name="T13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10"/>
      <text:p text:style-name="P1"><text:span text:style-name="Strong_20_Emphasis"><text:span text:style-name="T291"/></text:span></text:p>
      <text:p text:style-name="P65"><text:span text:style-name="T292">Nog niet op Linux?<text:tab/></text:span><text:span text:style-name="T319"></text:span><text:span text:style-name="T298"><text:tab/></text:span><text:span text:style-name="T299">G</text:span><text:span text:style-name="T293">ebruik </text:span><text:span text:style-name="Strong_20_Emphasis"><text:span text:style-name="T328">Checklist migratie</text:span></text:span><text:span text:style-name="T293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94"> onder </text:span><text:span text:style-name="T304">Linux</text:span><text:span text:style-name="T295">.</text:span></text:p>
      <text:p text:style-name="P66"><text:span text:style-name="T300">Nieuwe installatie?<text:tab/></text:span><text:span text:style-name="T320"></text:span><text:span text:style-name="T303"><text:tab/></text:span><text:span text:style-name="T302">B</text:span><text:span text:style-name="T300">egin bij hoofdstuk </text:span><text:span text:style-name="T305"><text:bookmark-ref text:reference-format="page" text:ref-name="__RefNumPara__4009_1271708128">3</text:bookmark-ref></text:span><text:span text:style-name="T300"><text:s text:c="2"/></text:span><text:span text:style-name="T306"><text:bookmark-ref text:reference-format="text" text:ref-name="__RefNumPara__4009_1271708128">Installatie uitvoeren</text:bookmark-ref></text:span><text:span text:style-name="T301">.</text:span></text:p>
      <text:p text:style-name="P5"/>
      <text:list xml:id="list2205899371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120544720160">
          <table:table-cell table:style-name="_31_._5f_Installatie_5f_voorbereiden.A1" office:value-type="string">
            <text:p text:style-name="P49"><text:span text:style-name="Strong_20_Emphasis"><text:span text:style-name="T121"><text:s/></text:span></text:span><text:span text:style-name="Strong_20_Emphasis"><text:span text:style-name="T131"><draw:control text:anchor-type="as-char" draw:z-index="22" draw:name="Vorm3_0" draw:style-name="gr1" draw:text-style-name="P97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2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122"><text:note text:id="ftn2" text:note-class="footnote"><text:note-citation>2</text:note-citation><text:note-body><text:p text:style-name="P84"><text:span text:style-name="User_20_Entry"><text:span text:style-name="T218">E</text:span></text:span><text:span text:style-name="User_20_Entry"><text:span text:style-name="T223">v</text:span></text:span><text:span text:style-name="User_20_Entry"><text:span text:style-name="T224">en</text:span></text:span><text:span text:style-name="User_20_Entry"><text:span text:style-name="T268">t</text:span></text:span><text:span text:style-name="User_20_Entry"><text:span text:style-name="T269">uele </text:span></text:span><text:span text:style-name="User_20_Entry"><text:span text:style-name="T270">extra gebruikers aanmelden </text:span></text:span><text:span text:style-name="User_20_Entry"><text:span text:style-name="T271">en dezelfde stappen uitvoeren</text:span></text:span><text:span text:style-name="User_20_Entry"><text:span text:style-name="T222">.</text:span></text:span></text:p></text:note-body></text:note></text:span></text:span><text:span text:style-name="Strong_20_Emphasis"><text:span text:style-name="T122">.</text:span></text:span></text:p>
          </table:table-cell>
        </table:table-row>
        <table:table-row table:style-name="TableLine9412054515929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120545300896">
          <table:table-cell table:style-name="_31_._5f_Installatie_5f_voorbereiden.A1" office:value-type="string">
            <text:p text:style-name="P40"><text:span text:style-name="Strong_20_Emphasis"><text:span text:style-name="T91"><text:s/></text:span></text:span><text:span text:style-name="Strong_20_Emphasis"><text:span text:style-name="T130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91">Installeer </text:span></text:span><text:span text:style-name="Strong_20_Emphasis"><text:span text:style-name="T108">pakket kz</text:span></text:span><text:span text:style-name="Strong_20_Emphasis"><text:span text:style-name="T91"> </text:span></text:span><text:span text:style-name="Strong_20_Emphasis"><text:span text:style-name="T79">via </text:span></text:span><text:span text:style-name="Strong_20_Emphasis"><text:span text:style-name="T102">het </text:span></text:span><text:span text:style-name="Strong_20_Emphasis"><text:span text:style-name="T103">s</text:span></text:span><text:span text:style-name="Strong_20_Emphasis"><text:span text:style-name="T79">tart</text:span></text:span><text:span text:style-name="Strong_20_Emphasis"><text:span text:style-name="T102">en van</text:span></text:span><text:span text:style-name="Strong_20_Emphasis"><text:span text:style-name="T104"> </text:span></text:span><text:span text:style-name="Strong_20_Emphasis"><text:span text:style-name="T163">Terminalvenster</text:span></text:span><text:span text:style-name="Strong_20_Emphasis"><text:span text:style-name="T79"> met toetscombinatie <text:line-break/></text:span></text:span><text:span text:style-name="Strong_20_Emphasis"><text:span text:style-name="T217">Ctrl</text:span></text:span><text:span text:style-name="Strong_20_Emphasis"><text:span text:style-name="T216"> </text:span></text:span><text:span text:style-name="Strong_20_Emphasis"><text:span text:style-name="T217">Alt</text:span></text:span><text:span text:style-name="Strong_20_Emphasis"><text:span text:style-name="T216"> </text:span></text:span><text:span text:style-name="Strong_20_Emphasis"><text:span text:style-name="T217">T</text:span></text:span><text:span text:style-name="Strong_20_Emphasis"><text:span text:style-name="T102">.</text:span></text:span></text:p>
          </table:table-cell>
        </table:table-row>
        <table:table-row table:style-name="TableLine94120545253504">
          <table:table-cell table:style-name="_31_._5f_Installatie_5f_voorbereiden.A1" office:value-type="string">
            <text:p text:style-name="P67"><text:span text:style-name="Strong_20_Emphasis"><text:span text:style-name="T91"/></text:span></text:p>
          </table:table-cell>
          <table:table-cell table:style-name="_31_._5f_Installatie_5f_voorbereiden.A1" office:value-type="string">
            <text:p text:style-name="P48">Typ<text:span text:style-name="Strong_20_Emphasis"><text:span text:style-name="T105">, of </text:span></text:span><text:span text:style-name="Strong_20_Emphasis"><text:span text:style-name="T102">kopieer en plak, de</text:span></text:span><text:span text:style-name="Strong_20_Emphasis"><text:span text:style-name="T106">z</text:span></text:span><text:span text:style-name="Strong_20_Emphasis"><text:span text:style-name="T102">e </text:span></text:span><text:span text:style-name="Strong_20_Emphasis"><text:span text:style-name="T117">twee </text:span></text:span><text:span text:style-name="Strong_20_Emphasis"><text:span text:style-name="T102">opdrachten, ieder gevolgd door de </text:span></text:span><text:span text:style-name="Strong_20_Emphasis"><text:span text:style-name="T217">Enter</text:span></text:span><text:span text:style-name="Strong_20_Emphasis"><text:span text:style-name="T79">-toets:<text:line-break/></text:span></text:span><text:span text:style-name="User_20_Entry"><text:span text:style-name="T274">wget karelzimmer.nl/</text:span></text:span><text:span text:style-name="User_20_Entry"><text:span text:style-name="T275">kz</text:span></text:span><text:span text:style-name="User_20_Entry"><text:span text:style-name="T274"><text:line-break/>bash </text:span></text:span><text:span text:style-name="User_20_Entry"><text:span text:style-name="T275">kz</text:span></text:span></text:p>
          </table:table-cell>
        </table:table-row>
        <table:table-row table:style-name="TableLine94120545252080"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76">V<text:span text:style-name="Strong_20_Emphasis"><text:span text:style-name="T113">olg </text:span></text:span><text:span text:style-name="Strong_20_Emphasis"><text:span text:style-name="T68">de aanwijzingen op het scherm.</text:span></text:span></text:p>
          </table:table-cell>
        </table:table-row>
        <table:table-row table:style-name="TableLine94120545301792"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62"/>
          </table:table-cell>
        </table:table-row>
        <table:table-row table:style-name="TableLine94120545240400">
          <table:table-cell table:style-name="_31_._5f_Installatie_5f_voorbereiden.A1" office:value-type="string">
            <text:p text:style-name="P40"><text:span text:style-name="Strong_20_Emphasis"><text:span text:style-name="T91"><text:s/></text:span></text:span><text:span text:style-name="Strong_20_Emphasis"><text:span text:style-name="Strong_20_Emphasis"><text:span text:style-name="T130"><draw:control text:anchor-type="as-char" draw:z-index="1" draw:name="Vorm6" draw:style-name="gr1" draw:text-style-name="P9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0">Bereid de installatie voor </text:span></text:span><text:span text:style-name="Strong_20_Emphasis"><text:span text:style-name="T79">via </text:span></text:span><text:span text:style-name="Strong_20_Emphasis"><text:span text:style-name="T70">een </text:span></text:span><text:span text:style-name="Strong_20_Emphasis"><text:span text:style-name="T94">druk </text:span></text:span><text:span text:style-name="Strong_20_Emphasis"><text:span text:style-name="T89">op de </text:span></text:span><text:span text:style-name="Strong_20_Emphasis"><text:span text:style-name="T215">Super</text:span></text:span><text:span text:style-name="Strong_20_Emphasis"><text:span text:style-name="T89">-toets</text:span></text:span><text:span text:style-name="Strong_20_Emphasis"><text:span text:style-name="T272"><text:note text:id="ftn3" text:note-class="footnote"><text:note-citation>3</text:note-citation><text:note-body><text:p text:style-name="P81"><text:span text:style-name="T321">D</text:span>e <text:span text:style-name="T394">Super</text:span>-toets <text:span text:style-name="T321">is </text:span>de Windows<text:span text:style-name="T398">-</text:span><text:span text:style-name="T393">toets</text:span>, <text:span text:style-name="T398">C</text:span>ommand-<text:span text:style-name="T393">toets</text:span>, of <text:span text:style-name="T398">V</text:span>ergrootglas-toets.</text:p></text:note-body></text:note></text:span></text:span><text:span text:style-name="Strong_20_Emphasis"><text:span text:style-name="T70">, </text:span></text:span><text:span text:style-name="Strong_20_Emphasis"><text:span text:style-name="T97">t</text:span></text:span><text:span text:style-name="Strong_20_Emphasis"><text:span text:style-name="T82">yp </text:span></text:span><text:span text:style-name="Strong_20_Emphasis"><text:span text:style-name="T159">men</text:span></text:span><text:span text:style-name="Strong_20_Emphasis"><text:span text:style-name="T160">u</text:span></text:span><text:span text:style-name="Strong_20_Emphasis"><text:span text:style-name="T78"> </text:span></text:span><text:span text:style-name="Strong_20_Emphasis"><text:span text:style-name="T87">e</text:span></text:span><text:span text:style-name="Strong_20_Emphasis"><text:span text:style-name="T79">n </text:span></text:span><text:soft-page-break/><text:span text:style-name="Strong_20_Emphasis"><text:span text:style-name="T80">k</text:span></text:span><text:span text:style-name="Strong_20_Emphasis"><text:span text:style-name="T79">lik op het pictogram van</text:span></text:span><text:span text:style-name="Strong_20_Emphasis"><text:span text:style-name="T266"> </text:span></text:span><text:span text:style-name="Strong_20_Emphasis"><text:span text:style-name="T256">Installatiem</text:span></text:span><text:span text:style-name="Strong_20_Emphasis"><text:span text:style-name="T255">enu</text:span></text:span><text:span text:style-name="Strong_20_Emphasis"><text:span text:style-name="T89">.</text:span></text:span></text:p>
          </table:table-cell>
        </table:table-row>
        <table:table-row table:style-name="TableLine94120545230352">
          <table:table-cell table:style-name="_31_._5f_Installatie_5f_voorbereiden.A1" office:value-type="string">
            <text:p text:style-name="P68"><text:span text:style-name="Strong_20_Emphasis"><text:span text:style-name="T91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77">K</text:span></text:span><text:span text:style-name="Strong_20_Emphasis"><text:span text:style-name="T73">ie</text:span></text:span><text:span text:style-name="Strong_20_Emphasis"><text:span text:style-name="T72">s</text:span></text:span><text:span text:style-name="Strong_20_Emphasis"><text:span text:style-name="T68"> </text:span></text:span><text:span text:style-name="Strong_20_Emphasis"><text:span text:style-name="T253">1</text:span></text:span><text:span text:style-name="Strong_20_Emphasis"><text:span text:style-name="T257"> </text:span></text:span><text:span text:style-name="Strong_20_Emphasis"><text:span text:style-name="T258">In</text:span></text:span><text:span text:style-name="Strong_20_Emphasis"><text:span text:style-name="T262">stallatie voorbereiden</text:span></text:span><text:span text:style-name="Strong_20_Emphasis"><text:span text:style-name="T90"> </text:span></text:span><text:span text:style-name="Strong_20_Emphasis"><text:span text:style-name="T113">en v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23"/>
      <text:list xml:id="list133234165097312" text:continue-numbering="true" text:style-name="L1">
        <text:list-item>
          <text:p text:style-name="P96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20545328800">
          <table:table-cell table:style-name="_32_._5f_Installatie_5f_uitvoeren.A1" office:value-type="string">
            <text:p text:style-name="P40"><text:span text:style-name="Strong_20_Emphasis"><text:span text:style-name="T91"><text:s/></text:span></text:span><text:span text:style-name="Strong_20_Emphasis"><text:span text:style-name="T130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6"><text:span text:style-name="T315">Start de computer op vanaf </text:span><text:span text:style-name="T316">een </text:span><text:span text:style-name="T316"><text:reference-ref text:reference-format="text" text:ref-name="Distributie">Ubuntu</text:reference-ref></text:span><text:span text:style-name="T316"><text:s/></text:span><text:span text:style-name="T315"><text:reference-ref text:reference-format="text" text:ref-name="Versie">20.04</text:reference-ref></text:span><text:span text:style-name="T184"><text:s/></text:span><text:span text:style-name="T184"><text:reference-ref text:reference-format="text" text:ref-name="Editie">desktop</text:reference-ref></text:span><text:span text:style-name="T184"><text:s/>Live</text:span><text:span text:style-name="T184"><text:note text:id="ftn4" text:note-class="footnote"><text:note-citation>1</text:note-citation><text:note-body><text:p text:style-name="P79"><text:span text:style-name="T385">Vanaf ee</text:span>n Live <text:span text:style-name="T392">USB-stick of </text:span><text:span text:style-name="T324">C</text:span><text:span text:style-name="T392">D</text:span><text:span text:style-name="T6"> </text:span>kunt <text:span text:style-name="T385">u opstarten en</text:span> met <text:reference-ref text:reference-format="text" text:ref-name="Distributie">Ubuntu</text:reference-ref><text:s/>werken zonder deze te installeren.</text:p></text:note-body></text:note></text:span><text:span text:style-name="T184"> </text:span><text:span text:style-name="T187">USB-stick</text:span><text:span text:style-name="T187"><text:note text:id="ftn5" text:note-class="footnote"><text:note-citation>2</text:note-citation><text:note-body><text:p text:style-name="P83"><text:span text:style-name="Strong_20_Emphasis"><text:span text:style-name="T198">Download </text:span></text:span><text:span text:style-name="Strong_20_Emphasis"><text:span text:style-name="T192">een </text:span></text:span><text:span text:style-name="Strong_20_Emphasis"><text:span text:style-name="T202">Desktop </text:span></text:span><text:span text:style-name="Strong_20_Emphasis"><text:span text:style-name="T213">CD</text:span></text:span><text:span text:style-name="Strong_20_Emphasis"><text:span text:style-name="T197"> vanaf </text:span></text:span><text:a xlink:type="simple" xlink:href="http://nl.releases.ubuntu.com/" text:style-name="Internet_20_link" text:visited-style-name="Visited_20_Internet_20_Link"><text:span text:style-name="Strong_20_Emphasis"><text:span text:style-name="T387">nl.releases.ubuntu.com</text:span></text:span></text:a><text:span text:style-name="Strong_20_Emphasis"><text:span text:style-name="T197">, </text:span></text:span><text:span text:style-name="Strong_20_Emphasis"><text:span text:style-name="T210">kies </text:span></text:span><text:span text:style-name="Strong_20_Emphasis"><text:span text:style-name="T221">Ubuntu 20.04... LTS (Focal Fossa)</text:span></text:span><text:span text:style-name="Strong_20_Emphasis"><text:span text:style-name="T210">, </text:span></text:span><text:span text:style-name="Strong_20_Emphasis"><text:span text:style-name="T193">en </text:span></text:span><text:span text:style-name="Strong_20_Emphasis"><text:span text:style-name="T198">plaats </text:span></text:span><text:span text:style-name="Strong_20_Emphasis"><text:span text:style-name="T192">een USB-stick </text:span></text:span><text:span text:style-name="Strong_20_Emphasis"><text:span text:style-name="T214">va</text:span></text:span><text:span text:style-name="Strong_20_Emphasis"><text:span text:style-name="T208">n </text:span></text:span><text:span text:style-name="Strong_20_Emphasis"><text:span text:style-name="T191">min</text:span></text:span><text:span text:style-name="Strong_20_Emphasis"><text:span text:style-name="T209">imaal</text:span></text:span><text:span text:style-name="Strong_20_Emphasis"><text:span text:style-name="T191"> </text:span></text:span><text:span text:style-name="Strong_20_Emphasis"><text:span text:style-name="T199">4</text:span></text:span><text:span text:style-name="Strong_20_Emphasis"><text:span text:style-name="T191"> GB. <text:line-break/></text:span></text:span><text:span text:style-name="Strong_20_Emphasis"><text:span text:style-name="T212">Zoek</text:span></text:span><text:span text:style-name="Strong_20_Emphasis"><text:span text:style-name="T191"> </text:span></text:span><text:span text:style-name="Strong_20_Emphasis"><text:span text:style-name="T220">opst</text:span></text:span><text:span text:style-name="Strong_20_Emphasis"><text:span text:style-name="T191"> en klik op het pictogram van</text:span></text:span><text:span text:style-name="Strong_20_Emphasis"><text:span text:style-name="T194"> </text:span></text:span><text:span text:style-name="Strong_20_Emphasis"><text:span text:style-name="T219">Opstartschijf aanmaken</text:span></text:span><text:span text:style-name="Strong_20_Emphasis"><text:span text:style-name="T201">, </text:span></text:span><text:span text:style-name="Strong_20_Emphasis"><text:span text:style-name="T207">o</text:span></text:span><text:span text:style-name="Strong_20_Emphasis"><text:span text:style-name="T192">f </text:span></text:span><text:span text:style-name="Strong_20_Emphasis"><text:span text:style-name="T195">gebruik </text:span></text:span><text:span text:style-name="Strong_20_Emphasis"><text:span text:style-name="T188">het programma balenaEtche</text:span></text:span><text:span text:style-name="Strong_20_Emphasis"><text:span text:style-name="T196">r</text:span></text:span><text:span text:style-name="Strong_20_Emphasis"><text:span text:style-name="T188"> </text:span></text:span><text:span text:style-name="Strong_20_Emphasis"><text:span text:style-name="T189">(</text:span></text:span><text:a xlink:type="simple" xlink:href="https://www.balena.io/etcher/" text:style-name="Internet_20_link" text:visited-style-name="Visited_20_Internet_20_Link"><text:span text:style-name="Strong_20_Emphasis"><text:span text:style-name="T386">etcher.io</text:span></text:span></text:a><text:span text:style-name="Strong_20_Emphasis"><text:span text:style-name="T189">); </text:span></text:span><text:span text:style-name="Strong_20_Emphasis"><text:span text:style-name="T188">balenaEtche</text:span></text:span><text:span text:style-name="Strong_20_Emphasis"><text:span text:style-name="T196">r</text:span></text:span><text:span text:style-name="Strong_20_Emphasis"><text:span text:style-name="T203"> is</text:span></text:span><text:span text:style-name="Strong_20_Emphasis"><text:span text:style-name="T189"> </text:span></text:span><text:span text:style-name="Strong_20_Emphasis"><text:span text:style-name="T192">beschikbaar voor </text:span></text:span><text:span text:style-name="Strong_20_Emphasis"><text:span text:style-name="T204">Windows, </text:span></text:span><text:span text:style-name="Strong_20_Emphasis"><text:span text:style-name="T205">OS X</text:span></text:span><text:span text:style-name="Strong_20_Emphasis"><text:span text:style-name="T188">, </text:span></text:span><text:span text:style-name="Strong_20_Emphasis"><text:span text:style-name="T189">en </text:span></text:span><text:span text:style-name="Strong_20_Emphasis"><text:span text:style-name="T206">GNU/</text:span></text:span><text:span text:style-name="Strong_20_Emphasis"><text:span text:style-name="T188">Linux</text:span></text:span><text:span text:style-name="Strong_20_Emphasis"><text:span text:style-name="T190">.</text:span></text:span></text:p></text:note-body></text:note></text:span><text:span text:style-name="T187"> of </text:span><text:span text:style-name="T183">C</text:span><text:span text:style-name="T187">D</text:span><text:span text:style-name="T187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4">.</text:span></text:p>
            <text:p text:style-name="P30"><text:span text:style-name="T185">Opstartmenu/</text:span><text:span text:style-name="T186">boot menu</text:span><text:span text:style-name="T185"> </text:span><text:span text:style-name="T184">via </text:span><text:span text:style-name="Definition"><text:span text:style-name="T383">opstartmenu</text:span></text:span><text:span text:style-name="T184">, </text:span><text:span text:style-name="T185">instellingen/</text:span><text:span text:style-name="T186">setup</text:span><text:span text:style-name="T184"> via </text:span><text:span text:style-name="Definition"><text:span text:style-name="T383">instellingen</text:span></text:span><text:span text:style-name="T184">.</text:span></text:p>
          </table:table-cell>
        </table:table-row>
        <table:table-row table:style-name="TableLine94120545413488">
          <table:table-cell table:style-name="_32_._5f_Installatie_5f_uitvoeren.A1" office:value-type="string">
            <text:p text:style-name="P40"><text:span text:style-name="Strong_20_Emphasis"><text:span text:style-name="T91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25">Kies</text:span></text:span><text:span text:style-name="Strong_20_Emphasis"><text:span text:style-name="T57"> </text:span></text:span><text:span text:style-name="Strong_20_Emphasis"><text:span text:style-name="T126">als</text:span></text:span><text:span text:style-name="Strong_20_Emphasis"><text:span text:style-name="T60"> </text:span></text:span><text:span text:style-name="Strong_20_Emphasis"><text:span text:style-name="T59">mogelijk</text:span></text:span><text:span text:style-name="Strong_20_Emphasis"><text:span text:style-name="T57"> </text:span></text:span><text:span text:style-name="Strong_20_Emphasis"><text:span text:style-name="T63">met pijltjes-toetsen</text:span></text:span><text:span text:style-name="Strong_20_Emphasis"><text:span text:style-name="T58"> </text:span></text:span><text:span text:style-name="Strong_20_Emphasis"><text:span text:style-name="T172">Nederlands</text:span></text:span><text:span text:style-name="Strong_20_Emphasis"><text:span text:style-name="T35"> </text:span></text:span><text:span text:style-name="Strong_20_Emphasis"><text:span text:style-name="T63">en druk op </text:span></text:span><text:span text:style-name="Strong_20_Emphasis"><text:span text:style-name="T62">de </text:span></text:span><text:span text:style-name="Strong_20_Emphasis"><text:span text:style-name="T200">Enter</text:span></text:span><text:span text:style-name="Strong_20_Emphasis"><text:span text:style-name="T62">-toets.</text:span></text:span></text:p>
          </table:table-cell>
        </table:table-row>
        <table:table-row table:style-name="TableLine94120545194512">
          <table:table-cell table:style-name="_32_._5f_Installatie_5f_uitvoeren.A1" office:value-type="string">
            <text:p text:style-name="P40"><text:span text:style-name="Strong_20_Emphasis"/></text:p>
          </table:table-cell>
          <table:table-cell table:style-name="_32_._5f_Installatie_5f_uitvoeren.A1" office:value-type="string">
            <text:p text:style-name="P12"><text:span text:style-name="T317">Kies </text:span><text:span text:style-name="T308">Ubuntu installeren </text:span><text:span text:style-name="Strong_20_Emphasis"><text:span text:style-name="T126">en druk op </text:span></text:span><text:span text:style-name="Strong_20_Emphasis"><text:span text:style-name="T127">de </text:span></text:span><text:span text:style-name="Strong_20_Emphasis"><text:span text:style-name="T211">Enter</text:span></text:span><text:span text:style-name="Strong_20_Emphasis"><text:span text:style-name="T127">-toets</text:span></text:span><text:span text:style-name="T317">.</text:span></text:p>
          </table:table-cell>
        </table:table-row>
        <table:table-row table:style-name="TableLine941205454269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0"><text:span text:style-name="Strong_20_Emphasis"><text:s/></text:span><text:span text:style-name="T91"><draw:control text:anchor-type="as-char" draw:z-index="3" draw:name="Vorm12" draw:style-name="gr1" draw:text-style-name="P97" svg:width="0.35cm" svg:height="0.35cm" draw:control="control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7">Op het </text:span></text:span><text:span text:style-name="Strong_20_Emphasis"><text:span text:style-name="T32">scherm </text:span></text:span><text:span text:style-name="Strong_20_Emphasis"><text:span text:style-name="T232">Wel</text:span></text:span><text:span text:style-name="Strong_20_Emphasis"><text:span text:style-name="T267">k</text:span></text:span><text:span text:style-name="Strong_20_Emphasis"><text:span text:style-name="T237">om</text:span></text:span><text:span text:style-name="Strong_20_Emphasis"><text:span text:style-name="T33"> </text:span></text:span><text:span text:style-name="Strong_20_Emphasis"><text:span text:style-name="T27">kies </text:span></text:span><text:span text:style-name="Strong_20_Emphasis"><text:span text:style-name="T154">Nederlands</text:span></text:span><text:span text:style-name="Strong_20_Emphasis"><text:span text:style-name="T15"> en klik op</text:span></text:span><text:span text:style-name="Strong_20_Emphasis"><text:span text:style-name="T23"> </text:span></text:span><text:span text:style-name="Strong_20_Emphasis"><text:span text:style-name="T155">Verder</text:span></text:span><text:span text:style-name="Strong_20_Emphasis"><text:span text:style-name="T15">.</text:span></text:span></text:p>
          </table:table-cell>
        </table:table-row>
        <table:table-row table:style-name="TableLine94120545562192">
          <table:table-cell table:style-name="_32_._5f_Installatie_5f_uitvoeren.A1" office:value-type="string">
            <text:p text:style-name="P40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136">O</text:span></text:span><text:span text:style-name="Strong_20_Emphasis"><text:span text:style-name="T137">p </text:span></text:span><text:span text:style-name="Strong_20_Emphasis"><text:span text:style-name="T138">het </text:span></text:span><text:span text:style-name="Strong_20_Emphasis"><text:span text:style-name="T139">scherm </text:span></text:span><text:span text:style-name="Strong_20_Emphasis"><text:span text:style-name="T230">Toetsenbord</text:span></text:span><text:span text:style-name="Strong_20_Emphasis"><text:span text:style-name="T231">indeling</text:span></text:span><text:span text:style-name="Strong_20_Emphasis"><text:span text:style-name="T139"> </text:span></text:span><text:span text:style-name="Strong_20_Emphasis"><text:span text:style-name="T140">controleer </text:span></text:span><text:span text:style-name="Strong_20_Emphasis"><text:span text:style-name="T141">de </text:span></text:span><text:span text:style-name="Strong_20_Emphasis"><text:span text:style-name="T151">te gebruiken </text:span></text:span><text:span text:style-name="Strong_20_Emphasis"><text:span text:style-name="T140">toetsenbordindeling </text:span></text:span><text:span text:style-name="Strong_20_Emphasis"><text:span text:style-name="T142">en </text:span></text:span><text:span text:style-name="Strong_20_Emphasis"><text:span text:style-name="T136">klik </text:span></text:span><text:span text:style-name="Strong_20_Emphasis"><text:span text:style-name="T139">op </text:span></text:span><text:span text:style-name="Strong_20_Emphasis"><text:span text:style-name="T173">Verder</text:span></text:span><text:span text:style-name="Strong_20_Emphasis"><text:span text:style-name="T139">.</text:span></text:span></text:p>
          </table:table-cell>
        </table:table-row>
        <table:table-row table:style-name="TableLine94120545562464">
          <table:table-cell table:style-name="_32_._5f_Installatie_5f_uitvoeren.A1" office:value-type="string">
            <text:p text:style-name="P40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47">Als </text:span></text:span><text:span text:style-name="Strong_20_Emphasis"><text:span text:style-name="T37">het </text:span></text:span><text:span text:style-name="Strong_20_Emphasis"><text:span text:style-name="T26">het scherm </text:span></text:span><text:span text:style-name="Strong_20_Emphasis"><text:span text:style-name="T229">Draadloos</text:span></text:span><text:span text:style-name="Strong_20_Emphasis"><text:span text:style-name="T26"> </text:span></text:span><text:span text:style-name="Strong_20_Emphasis"><text:span text:style-name="T37">verschijnt, </text:span></text:span><text:span text:style-name="Strong_20_Emphasis"><text:span text:style-name="T28">kies</text:span></text:span><text:span text:style-name="Strong_20_Emphasis"><text:span text:style-name="T26"> </text:span></text:span><text:span text:style-name="Strong_20_Emphasis"><text:span text:style-name="T28">een draadloos netwerk, maak </text:span></text:span><text:span text:style-name="Strong_20_Emphasis"><text:span text:style-name="T15">verbinding, </text:span></text:span><text:span text:style-name="Strong_20_Emphasis"><text:span text:style-name="T29">en klik</text:span></text:span><text:span text:style-name="Strong_20_Emphasis"><text:span text:style-name="T15"> </text:span></text:span><text:span text:style-name="Strong_20_Emphasis"><text:span text:style-name="T21">op </text:span></text:span><text:span text:style-name="Strong_20_Emphasis"><text:span text:style-name="T155">Verder</text:span></text:span><text:span text:style-name="Strong_20_Emphasis"><text:span text:style-name="T15">.</text:span></text:span></text:p>
          </table:table-cell>
        </table:table-row>
        <table:table-row table:style-name="TableLine94120545562736">
          <table:table-cell table:style-name="_32_._5f_Installatie_5f_uitvoeren.A1" office:value-type="string">
            <text:p text:style-name="P40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30">O</text:span></text:span><text:span text:style-name="Strong_20_Emphasis"><text:span text:style-name="T24">p het scherm </text:span></text:span><text:span text:style-name="Strong_20_Emphasis"><text:span text:style-name="T233">Bijgewerkte pakketten en andere programmatuur</text:span></text:span><text:span text:style-name="Strong_20_Emphasis"><text:span text:style-name="T227"> </text:span></text:span><text:span text:style-name="T15">klik op </text:span><text:span text:style-name="Strong_20_Emphasis"><text:span text:style-name="T154">Verder</text:span></text:span><text:span text:style-name="Strong_20_Emphasis"><text:span text:style-name="T15">.</text:span></text:span></text:p>
          </table:table-cell>
        </table:table-row>
        <table:table-row table:style-name="TableLine94120545563008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120545563552">
          <table:table-cell table:style-name="_32_._5f_Installatie_5f_uitvoeren.A1" office:value-type="string">
            <text:p text:style-name="P40"><text:span text:style-name="Strong_20_Emphasis"><text:s/></text:span><text:span text:style-name="T91"><draw:control text:anchor-type="as-char" draw:z-index="4" draw:name="Vorm16" draw:style-name="gr1" draw:text-style-name="P97" svg:width="0.35cm" svg:height="0.35cm" draw:control="control5"/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0">O</text:span></text:span><text:span text:style-name="Strong_20_Emphasis"><text:span text:style-name="T25">p het scherm </text:span></text:span><text:span text:style-name="Strong_20_Emphasis"><text:span text:style-name="T228">Installatietype</text:span></text:span><text:span text:style-name="Strong_20_Emphasis"><text:span text:style-name="T133"> </text:span></text:span><text:span text:style-name="Strong_20_Emphasis"><text:span text:style-name="T144">selecteer</text:span></text:span><text:span text:style-name="Strong_20_Emphasis"><text:span text:style-name="T134"> </text:span></text:span><text:span text:style-name="Strong_20_Emphasis"><text:span text:style-name="T330">het gewenste </text:span></text:span><text:span text:style-name="Strong_20_Emphasis"><text:span text:style-name="T348">Installatie type</text:span></text:span><text:span text:style-name="Strong_20_Emphasis"><text:span text:style-name="T330">.</text:span></text:span></text:p>
          </table:table-cell>
        </table:table-row>
        <table:table-row table:style-name="TableLine94120545563824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4"><text:span text:style-name="Strong_20_Emphasis"><text:span text:style-name="T343">K</text:span></text:span><text:span text:style-name="Strong_20_Emphasis"><text:span text:style-name="T18">lik op </text:span></text:span><text:span text:style-name="Strong_20_Emphasis"><text:span text:style-name="T240">OK</text:span></text:span><text:span text:style-name="Strong_20_Emphasis"><text:span text:style-name="T54"> en vervolgens op</text:span></text:span><text:span text:style-name="Strong_20_Emphasis"><text:span text:style-name="T18"> </text:span></text:span><text:span text:style-name="Strong_20_Emphasis"><text:span text:style-name="T174">I</text:span></text:span><text:span text:style-name="Strong_20_Emphasis"><text:span text:style-name="T175">nstalle</text:span></text:span><text:span text:style-name="Strong_20_Emphasis"><text:span text:style-name="T174">e</text:span></text:span><text:span text:style-name="Strong_20_Emphasis"><text:span text:style-name="T175">r </text:span></text:span><text:span text:style-name="Strong_20_Emphasis"><text:span text:style-name="T174">nu</text:span></text:span><text:span text:style-name="Strong_20_Emphasis"><text:span text:style-name="T18">.</text:span></text:span></text:p>
          </table:table-cell>
        </table:table-row>
        <table:table-row table:style-name="TableLine94120545564096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120545564368">
          <table:table-cell table:style-name="_32_._5f_Installatie_5f_uitvoeren.A1" office:value-type="string">
            <text:p text:style-name="P73"><text:span text:style-name="Strong_20_Emphasis"><text:s/></text:span><text:span text:style-name="T91"><draw:control text:anchor-type="as-char" draw:z-index="24" draw:name="Vorm16_1" draw:style-name="gr1" draw:text-style-name="P97" svg:width="0.35cm" svg:height="0.35cm" draw:control="control25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29">C</text:span></text:span><text:span text:style-name="Strong_20_Emphasis"><text:span text:style-name="T38">ontroleer de </text:span></text:span><text:span text:style-name="Strong_20_Emphasis"><text:span text:style-name="T40">voorgestelde </text:span></text:span><text:span text:style-name="Strong_20_Emphasis"><text:span text:style-name="T38">schijfindelin</text:span></text:span><text:span text:style-name="Strong_20_Emphasis"><text:span text:style-name="T39">g,</text:span></text:span><text:span text:style-name="Strong_20_Emphasis"><text:span text:style-name="T38"> </text:span></text:span><text:span text:style-name="Strong_20_Emphasis"><text:span text:style-name="T43">kies de gewenste schijf, </text:span></text:span><text:span text:style-name="Strong_20_Emphasis"><text:span text:style-name="T39">en </text:span></text:span><text:span text:style-name="Strong_20_Emphasis"><text:span text:style-name="T331">k</text:span></text:span><text:span text:style-name="Strong_20_Emphasis"><text:span text:style-name="T330">lik op </text:span></text:span><text:span text:style-name="Strong_20_Emphasis"><text:span text:style-name="T348">I</text:span></text:span><text:span text:style-name="Strong_20_Emphasis"><text:span text:style-name="T349">nstalle</text:span></text:span><text:span text:style-name="Strong_20_Emphasis"><text:span text:style-name="T348">e</text:span></text:span><text:span text:style-name="Strong_20_Emphasis"><text:span text:style-name="T349">r </text:span></text:span><text:span text:style-name="Strong_20_Emphasis"><text:span text:style-name="T348">nu</text:span></text:span><text:span text:style-name="Strong_20_Emphasis"><text:span text:style-name="T330">.</text:span></text:span></text:p>
          </table:table-cell>
        </table:table-row>
        <table:table-row table:style-name="TableLine94120545564640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120545564912">
          <table:table-cell table:style-name="_32_._5f_Installatie_5f_uitvoeren.A1" office:value-type="string">
            <text:p text:style-name="P71"><text:span text:style-name="Strong_20_Emphasis"><text:s/></text:span><text:span text:style-name="Strong_20_Emphasis"><text:span text:style-name="T91"><draw:control text:anchor-type="as-char" draw:z-index="23" draw:name="Vorm16_0" draw:style-name="gr1" draw:text-style-name="P97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0">O</text:span></text:span><text:span text:style-name="Strong_20_Emphasis"><text:span text:style-name="T25">p het scherm </text:span></text:span><text:span text:style-name="Strong_20_Emphasis"><text:span text:style-name="T228">Wilt u deze aanpassingen wegschrijven naar de schijven? </text:span></text:span><text:span text:style-name="Strong_20_Emphasis"><text:span text:style-name="T31">controleer de </text:span></text:span><text:span text:style-name="Strong_20_Emphasis"><text:span text:style-name="T44">partities</text:span></text:span><text:span text:style-name="Strong_20_Emphasis"><text:span text:style-name="T31"> </text:span></text:span><text:span text:style-name="Strong_20_Emphasis"><text:span text:style-name="T45">die </text:span></text:span><text:span text:style-name="Strong_20_Emphasis"><text:span text:style-name="T46">geformatteerd</text:span></text:span><text:span text:style-name="Strong_20_Emphasis"><text:span text:style-name="T45"> worden </text:span></text:span><text:span text:style-name="Strong_20_Emphasis"><text:span text:style-name="T31">en </text:span></text:span><text:span text:style-name="Strong_20_Emphasis"><text:span text:style-name="T30">klik </text:span></text:span><text:span text:style-name="Strong_20_Emphasis"><text:span text:style-name="T18">op </text:span></text:span><text:span text:style-name="Strong_20_Emphasis"><text:span text:style-name="T156">Verder</text:span></text:span><text:span text:style-name="Strong_20_Emphasis"><text:span text:style-name="T18">.</text:span></text:span></text:p>
          </table:table-cell>
        </table:table-row>
        <table:table-row table:style-name="TableLine94120545565184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120545565456">
          <table:table-cell table:style-name="_32_._5f_Installatie_5f_uitvoeren.A1" office:value-type="string">
            <text:p text:style-name="P40"><text:span text:style-name="Strong_20_Emphasis"><text:s/></text:span><text:span text:style-name="T91"><draw:control text:anchor-type="as-char" draw:z-index="5" draw:name="Vorm19" draw:style-name="gr1" draw:text-style-name="P97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8">O</text:span></text:span><text:span text:style-name="Strong_20_Emphasis"><text:span text:style-name="T333">p </text:span></text:span><text:span text:style-name="Strong_20_Emphasis"><text:span text:style-name="T334">het </text:span></text:span><text:span text:style-name="Strong_20_Emphasis"><text:span text:style-name="T335">scherm </text:span></text:span><text:span text:style-name="Strong_20_Emphasis"><text:span text:style-name="T357">Waar bevindt u zich?</text:span></text:span><text:span text:style-name="Strong_20_Emphasis"><text:span text:style-name="T335"> </text:span></text:span><text:span text:style-name="Strong_20_Emphasis"><text:span text:style-name="T340">controleer </text:span></text:span><text:span text:style-name="Strong_20_Emphasis"><text:span text:style-name="T341">de </text:span></text:span><text:span text:style-name="Strong_20_Emphasis"><text:span text:style-name="T340">locatie en </text:span></text:span><text:span text:style-name="Strong_20_Emphasis"><text:span text:style-name="T338">klik </text:span></text:span><text:span text:style-name="Strong_20_Emphasis"><text:span text:style-name="T335">op </text:span></text:span><text:span text:style-name="Strong_20_Emphasis"><text:span text:style-name="T350">Verder</text:span></text:span><text:span text:style-name="Strong_20_Emphasis"><text:span text:style-name="T335">.</text:span></text:span></text:p>
          </table:table-cell>
        </table:table-row>
        <table:table-row table:style-name="TableLine94120545565728">
          <table:table-cell table:style-name="_32_._5f_Installatie_5f_uitvoeren.A1" office:value-type="string">
            <text:p text:style-name="P40"><text:span text:style-name="Strong_20_Emphasis"/></text:p>
          </table:table-cell>
          <table:table-cell table:style-name="_32_._5f_Installatie_5f_uitvoeren.A1" office:value-type="string">
            <text:p text:style-name="P7"><text:span text:style-name="T355">Op </text:span><text:span text:style-name="T352">het </text:span><text:span text:style-name="T350">scherm </text:span><text:span text:style-name="Strong_20_Emphasis"><text:span text:style-name="T357">Wie bent u?</text:span></text:span><text:span text:style-name="T350"> </text:span><text:span text:style-name="T355">vul </text:span><text:span text:style-name="T353">in </text:span><text:span text:style-name="Strong_20_Emphasis"><text:span text:style-name="T356">Uw n</text:span></text:span><text:span text:style-name="Strong_20_Emphasis"><text:span text:style-name="T351">aam</text:span></text:span><text:span text:style-name="Strong_20_Emphasis"><text:span text:style-name="T332"> </text:span></text:span><text:span text:style-name="Definition"><text:span text:style-name="T384">gebruiker</text:span></text:span><text:span text:style-name="Strong_20_Emphasis"><text:span text:style-name="T336">, <text:line-break/></text:span></text:span><text:span text:style-name="Strong_20_Emphasis"><text:span text:style-name="T351">Naam </text:span></text:span><text:span text:style-name="Strong_20_Emphasis"><text:span text:style-name="T356">van uw </text:span></text:span><text:span text:style-name="Strong_20_Emphasis"><text:span text:style-name="T354">computer</text:span></text:span><text:span text:style-name="Definition"><text:span text:style-name="T4"> </text:span></text:span><text:span text:style-name="Definition"><text:span text:style-name="T384">computernaam</text:span></text:span><text:span text:style-name="Strong_20_Emphasis"><text:span text:style-name="T332">,<text:line-break/></text:span></text:span><text:span text:style-name="Strong_20_Emphasis"><text:span text:style-name="T356">Kies een g</text:span></text:span><text:span text:style-name="Strong_20_Emphasis"><text:span text:style-name="T354">ebruikersnaam</text:span></text:span><text:span text:style-name="Strong_20_Emphasis"><text:span text:style-name="T332"> </text:span></text:span><text:span text:style-name="Definition"><text:span text:style-name="T384">gebruikersnaam</text:span></text:span><text:span text:style-name="Strong_20_Emphasis"><text:span text:style-name="T332">,<text:line-break/></text:span></text:span><text:span text:style-name="Strong_20_Emphasis"><text:span text:style-name="T342">g</text:span></text:span><text:span text:style-name="Strong_20_Emphasis"><text:span text:style-name="T329">eef tweemaal een </text:span></text:span><text:span text:style-name="Strong_20_Emphasis"><text:span text:style-name="T347">wachtwoord</text:span></text:span><text:span text:style-name="Strong_20_Emphasis"><text:span text:style-name="T329">,</text:span></text:span><text:span text:style-name="Strong_20_Emphasis"><text:span text:style-name="T345"> </text:span></text:span><text:span text:style-name="Strong_20_Emphasis"><text:span text:style-name="T346">en</text:span></text:span><text:span text:style-name="Strong_20_Emphasis"><text:span text:style-name="T345"> </text:span></text:span><text:span text:style-name="Strong_20_Emphasis"><text:span text:style-name="T344">k</text:span></text:span><text:span text:style-name="Strong_20_Emphasis"><text:span text:style-name="T329">lik op </text:span></text:span><text:span text:style-name="Strong_20_Emphasis"><text:span text:style-name="T347">Verder</text:span></text:span><text:span text:style-name="Strong_20_Emphasis"><text:span text:style-name="T329">.</text:span></text:span></text:p>
          </table:table-cell>
        </table:table-row>
        <table:table-row table:style-name="TableLine9412054556600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120545566272">
          <table:table-cell table:style-name="_32_._5f_Installatie_5f_uitvoeren.A1" office:value-type="string">
            <text:p text:style-name="P40"><text:span text:style-name="Strong_20_Emphasis"><text:s/></text:span><text:span text:style-name="T91"><draw:control text:anchor-type="as-char" draw:z-index="6" draw:name="Vorm21" draw:style-name="gr1" draw:text-style-name="P97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9">O</text:span></text:span><text:span text:style-name="Strong_20_Emphasis"><text:span text:style-name="T337">p het scherm </text:span></text:span><text:span text:style-name="Strong_20_Emphasis"><text:span text:style-name="T358">Installatie voltooid</text:span></text:span><text:span text:style-name="Strong_20_Emphasis"><text:span text:style-name="T337"> </text:span></text:span><text:span text:style-name="Strong_20_Emphasis"><text:span text:style-name="T339">klik </text:span></text:span><text:span text:style-name="Strong_20_Emphasis"><text:span text:style-name="T329">op </text:span></text:span><text:span text:style-name="Strong_20_Emphasis"><text:span text:style-name="T347">Nu herstarten</text:span></text:span><text:span text:style-name="Strong_20_Emphasis"><text:span text:style-name="T329">.</text:span></text:span></text:p>
          </table:table-cell>
        </table:table-row>
        <table:table-row table:style-name="TableLine941205455665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ext:soft-page-break/>
        <table:table-row table:style-name="TableLine94120545566816">
          <table:table-cell table:style-name="_32_._5f_Installatie_5f_uitvoeren.A1" office:value-type="string">
            <text:p text:style-name="P40"><text:span text:style-name="Strong_20_Emphasis"><text:span text:style-name="T91"><text:s/></text:span></text:span><text:span text:style-name="Strong_20_Emphasis"><text:span text:style-name="T130"><draw:control text:anchor-type="as-char" draw:z-index="7" draw:name="Vorm22" draw:style-name="gr1" draw:text-style-name="P9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45">Verwijder </text:span></text:span><text:span text:style-name="Strong_20_Emphasis"><text:span text:style-name="T146">het </text:span></text:span><text:span text:style-name="Strong_20_Emphasis"><text:span text:style-name="T145">installatiemedium (</text:span></text:span><text:span text:style-name="Strong_20_Emphasis"><text:span text:style-name="T147">USB-stick of </text:span></text:span><text:span text:style-name="Strong_20_Emphasis"><text:span text:style-name="T128">C</text:span></text:span><text:span text:style-name="Strong_20_Emphasis"><text:span text:style-name="T147">D</text:span></text:span><text:span text:style-name="Strong_20_Emphasis"><text:span text:style-name="T273"><text:note-ref text:note-class="footnote" text:reference-format="text" text:ref-name="ftn6">3</text:note-ref></text:span></text:span><text:span text:style-name="Strong_20_Emphasis"><text:span text:style-name="T145">) </text:span></text:span><text:span text:style-name="Strong_20_Emphasis"><text:span text:style-name="T148">en</text:span></text:span><text:span text:style-name="Strong_20_Emphasis"><text:span text:style-name="T145"> </text:span></text:span><text:span text:style-name="Strong_20_Emphasis"><text:span text:style-name="T132">druk </text:span></text:span><text:span text:style-name="Strong_20_Emphasis"><text:span text:style-name="T149">op</text:span></text:span><text:span text:style-name="Strong_20_Emphasis"><text:span text:style-name="T132"> </text:span></text:span><text:span text:style-name="Strong_20_Emphasis"><text:span text:style-name="T127">de </text:span></text:span><text:span text:style-name="Strong_20_Emphasis"><text:span text:style-name="T211">Enter</text:span></text:span><text:span text:style-name="Strong_20_Emphasis"><text:span text:style-name="T127">-toets</text:span></text:span><text:span text:style-name="Strong_20_Emphasis"><text:span text:style-name="T150">.</text:span></text:span></text:p>
          </table:table-cell>
        </table:table-row>
      </table:table>
      <text:p text:style-name="P29"><text:span text:style-name="Strong_20_Emphasis"><text:span text:style-name="T132"/></text:span></text:p>
      <text:list xml:id="list133233858719540" text:continue-numbering="true" text:style-name="L1">
        <text:list-item>
          <text:p text:style-name="P89"><text:span text:style-name="Strong_20_Emphasis"><text:span text:style-name="T241">Installatie </text:span></text:span><text:span text:style-name="Strong_20_Emphasis"><text:span text:style-name="T242">afronden</text:span></text:span></text:p>
        </text:list-item>
      </text:list>
      <text:p text:style-name="P33"><text:span text:style-name="Strong_20_Emphasis"><text:span text:style-name="T1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20545327232">
          <table:table-cell table:style-name="_33_._5f_Installatie_5f_afronden.A1" office:value-type="string">
            <text:p text:style-name="P41"><text:span text:style-name="Strong_20_Emphasis"><text:span text:style-name="T91"><text:s/></text:span></text:span><text:span text:style-name="Strong_20_Emphasis"><text:span text:style-name="T130"><draw:control text:anchor-type="as-char" draw:z-index="8" draw:name="Vorm24" draw:style-name="gr1" draw:text-style-name="P9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17">Aanmelden als </text:span></text:span><text:span text:style-name="Definition"><text:span text:style-name="T10">gebruiker</text:span></text:span><text:span text:style-name="Strong_20_Emphasis"><text:span text:style-name="T17">.</text:span></text:span></text:p>
          </table:table-cell>
        </table:table-row>
        <table:table-row table:style-name="TableLine941205453780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><text:span text:style-name="Strong_20_Emphasis"><text:span text:style-name="T143"/></text:span></text:p>
          </table:table-cell>
        </table:table-row>
        <table:table-row table:style-name="TableLine94120545756176">
          <table:table-cell table:style-name="_33_._5f_Installatie_5f_afronden.A1" office:value-type="string">
            <text:p text:style-name="P41"><text:span text:style-name="Strong_20_Emphasis"><text:span text:style-name="T91"><text:s/></text:span></text:span><text:span text:style-name="Strong_20_Emphasis"><text:span text:style-name="T130"><draw:control text:anchor-type="as-char" draw:z-index="9" draw:name="Vorm25" draw:style-name="gr1" draw:text-style-name="P9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30">O</text:span></text:span><text:span text:style-name="Strong_20_Emphasis"><text:span text:style-name="T25">p </text:span></text:span><text:span text:style-name="Strong_20_Emphasis"><text:span text:style-name="T64">de volgende schermen volg de aanwijzingen en klik op</text:span></text:span><text:span text:style-name="Strong_20_Emphasis"><text:span text:style-name="T143"> </text:span></text:span><text:span text:style-name="Strong_20_Emphasis"><text:span text:style-name="T235">Volgende</text:span></text:span><text:span text:style-name="Strong_20_Emphasis"><text:span text:style-name="T143">.</text:span></text:span></text:p>
          </table:table-cell>
        </table:table-row>
        <table:table-row table:style-name="TableLine94120545726432">
          <table:table-cell table:style-name="_33_._5f_Installatie_5f_afronden.A1" office:value-type="string">
            <text:p text:style-name="P41"><text:span text:style-name="Strong_20_Emphasis"><text:span text:style-name="T91"/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30">O</text:span></text:span><text:span text:style-name="Strong_20_Emphasis"><text:span text:style-name="T25">p het </text:span></text:span><text:span text:style-name="Strong_20_Emphasis"><text:span text:style-name="T64">laatste </text:span></text:span><text:span text:style-name="Strong_20_Emphasis"><text:span text:style-name="T25">scherm </text:span></text:span><text:span text:style-name="Strong_20_Emphasis"><text:span text:style-name="T236">Klaar om te beginnen </text:span></text:span><text:span text:style-name="Strong_20_Emphasis"><text:span text:style-name="T143">klik op </text:span></text:span><text:span text:style-name="Strong_20_Emphasis"><text:span text:style-name="T235">Vol</text:span></text:span><text:span text:style-name="Strong_20_Emphasis"><text:span text:style-name="T239">tooid</text:span></text:span><text:span text:style-name="Strong_20_Emphasis"><text:span text:style-name="T143">.</text:span></text:span></text:p>
          </table:table-cell>
        </table:table-row>
        <table:table-row table:style-name="TableLine941205453783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120545723456">
          <table:table-cell table:style-name="_33_._5f_Installatie_5f_afronden.A1" office:value-type="string">
            <text:p text:style-name="P41"><text:span text:style-name="Strong_20_Emphasis"><text:span text:style-name="T91"><text:s/></text:span></text:span><text:span text:style-name="Strong_20_Emphasis"><text:span text:style-name="T130"><draw:control text:anchor-type="as-char" draw:z-index="10" draw:name="Vorm27" draw:style-name="gr1" draw:text-style-name="P97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19">Voeg </text:span></text:span><text:span text:style-name="Strong_20_Emphasis"><text:span text:style-name="T56">eventuele </text:span></text:span><text:span text:style-name="Strong_20_Emphasis"><text:span text:style-name="T67">extra </text:span></text:span><text:span text:style-name="Strong_20_Emphasis"><text:span text:style-name="T152">gebruikers</text:span></text:span><text:span text:style-name="Strong_20_Emphasis"><text:span text:style-name="T226"> </text:span></text:span><text:span text:style-name="Strong_20_Emphasis"><text:span text:style-name="T135">toe </text:span></text:span><text:span text:style-name="Strong_20_Emphasis"><text:span text:style-name="T79">via </text:span></text:span><text:span text:style-name="Strong_20_Emphasis"><text:span text:style-name="T70">een </text:span></text:span><text:span text:style-name="Strong_20_Emphasis"><text:span text:style-name="T78">druk op de </text:span></text:span><text:span text:style-name="Strong_20_Emphasis"><text:span text:style-name="T215">Super</text:span></text:span><text:span text:style-name="Strong_20_Emphasis"><text:span text:style-name="T78">-toets</text:span></text:span><text:span text:style-name="Strong_20_Emphasis"><text:span text:style-name="T78"><text:note text:id="ftn7" text:note-class="footnote"><text:note-citation>1</text:note-citation><text:note-body><text:p text:style-name="P82"><text:span text:style-name="T321">De </text:span><text:span text:style-name="T327">Super</text:span><text:span text:style-name="T321">-toets is de Windows</text:span><text:span text:style-name="T322">-</text:span><text:span text:style-name="T323">toets</text:span><text:span text:style-name="T321">, </text:span><text:span text:style-name="T322">C</text:span><text:span text:style-name="T321">ommand-</text:span><text:span text:style-name="T323">toets</text:span><text:span text:style-name="T321">, of </text:span><text:span text:style-name="T322">V</text:span><text:span text:style-name="T321">ergrootglas-toets.</text:span></text:p></text:note-body></text:note></text:span></text:span><text:span text:style-name="Strong_20_Emphasis"><text:span text:style-name="T70">, </text:span></text:span><text:span text:style-name="Strong_20_Emphasis"><text:span text:style-name="T98">t</text:span></text:span><text:span text:style-name="Strong_20_Emphasis"><text:span text:style-name="T82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78"> </text:span></text:span><text:span text:style-name="Strong_20_Emphasis"><text:span text:style-name="T83">e</text:span></text:span><text:span text:style-name="Strong_20_Emphasis"><text:span text:style-name="T79">n </text:span></text:span><text:span text:style-name="Strong_20_Emphasis"><text:span text:style-name="T80">k</text:span></text:span><text:span text:style-name="Strong_20_Emphasis"><text:span text:style-name="T79">lik </text:span></text:span><text:span text:style-name="Strong_20_Emphasis"><text:span text:style-name="T88">bij </text:span></text:span><text:span text:style-name="Strong_20_Emphasis"><text:span text:style-name="T263">Instellingen </text:span></text:span><text:span text:style-name="Strong_20_Emphasis"><text:span text:style-name="T101">rechts o</text:span></text:span><text:span text:style-name="Strong_20_Emphasis"><text:span text:style-name="T79">p </text:span></text:span><text:span text:style-name="Strong_20_Emphasis"><text:span text:style-name="T264">Gebruikers</text:span></text:span><text:span text:style-name="Strong_20_Emphasis"><text:span text:style-name="T100">.</text:span></text:span></text:p>
          </table:table-cell>
        </table:table-row>
        <table:table-row table:style-name="TableLine941205455948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69"><text:span text:style-name="Strong_20_Emphasis"><text:span text:style-name="T124">Klik links</text:span></text:span><text:span text:style-name="Strong_20_Emphasis"><text:span text:style-name="T153"> </text:span></text:span><text:span text:style-name="Strong_20_Emphasis"><text:span text:style-name="T110">op </text:span></text:span><text:span text:style-name="Strong_20_Emphasis"><text:span text:style-name="T167">Ontgrendelen</text:span></text:span><text:span text:style-name="Strong_20_Emphasis"><text:span text:style-name="T110"> </text:span></text:span><text:span text:style-name="Strong_20_Emphasis"><text:span text:style-name="T111">en daarna op </text:span></text:span><text:span text:style-name="Strong_20_Emphasis"><text:span text:style-name="T259">Gebruik</text:span></text:span><text:span text:style-name="Strong_20_Emphasis"><text:span text:style-name="T260">er</text:span></text:span><text:span text:style-name="Strong_20_Emphasis"><text:span text:style-name="T259"> toevoegen</text:span></text:span><text:span text:style-name="Strong_20_Emphasis"><text:span text:style-name="T111">.</text:span></text:span></text:p>
          </table:table-cell>
        </table:table-row>
        <table:table-row table:style-name="TableLine941205455972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69"><text:span text:style-name="Strong_20_Emphasis"><text:span text:style-name="T247">Sluit </text:span></text:span><text:span text:style-name="Strong_20_Emphasis"><text:span text:style-name="T259">Gebruiker toevoegen</text:span></text:span><text:span text:style-name="Strong_20_Emphasis"><text:span text:style-name="T111">.</text:span></text:span></text:p>
          </table:table-cell>
        </table:table-row>
        <table:table-row table:style-name="TableLine941205457569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120545725776">
          <table:table-cell table:style-name="_33_._5f_Installatie_5f_afronden.A1" office:value-type="string">
            <text:p text:style-name="P51"><text:span text:style-name="Strong_20_Emphasis"><text:span text:style-name="T91"><text:s/></text:span></text:span><text:span text:style-name="Strong_20_Emphasis"><text:span text:style-name="T130"><draw:control text:anchor-type="as-char" draw:z-index="19" draw:name="Vorm29_0" draw:style-name="gr1" draw:text-style-name="P9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8">Controleer </text:span></text:span><text:span text:style-name="Strong_20_Emphasis"><text:span text:style-name="T49">of er </text:span></text:span><text:span text:style-name="Strong_20_Emphasis"><text:span text:style-name="T65">extra stuurprogramma's zijn</text:span></text:span><text:span text:style-name="Strong_20_Emphasis"><text:span text:style-name="T49"> </text:span></text:span><text:span text:style-name="Strong_20_Emphasis"><text:span text:style-name="T50">via </text:span></text:span><text:span text:style-name="Strong_20_Emphasis"><text:span text:style-name="T70">een </text:span></text:span><text:span text:style-name="Strong_20_Emphasis"><text:span text:style-name="T95">druk</text:span></text:span><text:span text:style-name="Strong_20_Emphasis"><text:span text:style-name="T70"> op</text:span></text:span><text:span text:style-name="Strong_20_Emphasis"><text:span text:style-name="T81"> de </text:span></text:span><text:span text:style-name="Strong_20_Emphasis"><text:span text:style-name="T215">Super</text:span></text:span><text:span text:style-name="Strong_20_Emphasis"><text:span text:style-name="T81">-toets</text:span></text:span><text:span text:style-name="Strong_20_Emphasis"><text:span text:style-name="T272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98">t</text:span></text:span><text:span text:style-name="Strong_20_Emphasis"><text:span text:style-name="T82">yp </text:span></text:span><text:span text:style-name="Strong_20_Emphasis"><text:span text:style-name="T164">stuu</text:span></text:span><text:span text:style-name="Strong_20_Emphasis"><text:span text:style-name="T78"> </text:span></text:span><text:span text:style-name="Strong_20_Emphasis"><text:span text:style-name="T83">e</text:span></text:span><text:span text:style-name="Strong_20_Emphasis"><text:span text:style-name="T79">n </text:span></text:span><text:span text:style-name="Strong_20_Emphasis"><text:span text:style-name="T80">k</text:span></text:span><text:span text:style-name="Strong_20_Emphasis"><text:span text:style-name="T79">lik op het pictogram van</text:span></text:span><text:span text:style-name="Strong_20_Emphasis"><text:span text:style-name="T109"> </text:span></text:span><text:span text:style-name="Strong_20_Emphasis"><text:span text:style-name="T165">Ex</text:span></text:span><text:span text:style-name="Strong_20_Emphasis"><text:span text:style-name="T166">tra stuurprogramma's</text:span></text:span><text:span text:style-name="Strong_20_Emphasis"><text:span text:style-name="T70">.</text:span></text:span></text:p>
          </table:table-cell>
        </table:table-row>
        <table:table-row table:style-name="TableLine94120545721664">
          <table:table-cell table:style-name="_33_._5f_Installatie_5f_afronden.A1" office:value-type="string">
            <text:p text:style-name="P53"><text:span text:style-name="Strong_20_Emphasis"><text:span text:style-name="T91"/></text:span></text:p>
          </table:table-cell>
          <table:table-cell table:style-name="_33_._5f_Installatie_5f_afronden.A1" office:value-type="string">
            <text:p text:style-name="P21"><text:span text:style-name="T118">Selecteer </text:span><text:span text:style-name="T119">de gewenste stuurprogramma'</text:span><text:span text:style-name="T120">s</text:span><text:span text:style-name="T119"> en </text:span><text:span text:style-name="T118">klik op </text:span><text:span text:style-name="T170">Wijzigingen doorvoeren</text:span><text:span text:style-name="T118">.</text:span></text:p>
          </table:table-cell>
        </table:table-row>
        <table:table-row table:style-name="TableLine9412054537889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120545688752">
          <table:table-cell table:style-name="_33_._5f_Installatie_5f_afronden.A1" office:value-type="string">
            <text:p text:style-name="P41"><text:span text:style-name="Strong_20_Emphasis"><text:span text:style-name="T91"><text:s/></text:span></text:span><text:span text:style-name="Strong_20_Emphasis"><text:span text:style-name="T130"><draw:control text:anchor-type="as-char" draw:z-index="11" draw:name="Vorm29" draw:style-name="gr1" draw:text-style-name="P97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48">Controleer </text:span></text:span><text:span text:style-name="Strong_20_Emphasis"><text:span text:style-name="T49">of er updates zijn </text:span></text:span><text:span text:style-name="Strong_20_Emphasis"><text:span text:style-name="T50">via </text:span></text:span><text:span text:style-name="Strong_20_Emphasis"><text:span text:style-name="T70">een </text:span></text:span><text:span text:style-name="Strong_20_Emphasis"><text:span text:style-name="T95">druk</text:span></text:span><text:span text:style-name="Strong_20_Emphasis"><text:span text:style-name="T70"> op</text:span></text:span><text:span text:style-name="Strong_20_Emphasis"><text:span text:style-name="T81"> de </text:span></text:span><text:span text:style-name="Strong_20_Emphasis"><text:span text:style-name="T215">Super</text:span></text:span><text:span text:style-name="Strong_20_Emphasis"><text:span text:style-name="T81">-toets</text:span></text:span><text:span text:style-name="Strong_20_Emphasis"><text:span text:style-name="T272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98">t</text:span></text:span><text:span text:style-name="Strong_20_Emphasis"><text:span text:style-name="T82">yp </text:span></text:span><text:span text:style-name="Strong_20_Emphasis"><text:span text:style-name="T157">upd</text:span></text:span><text:span text:style-name="Strong_20_Emphasis"><text:span text:style-name="T78"> </text:span></text:span><text:span text:style-name="Strong_20_Emphasis"><text:span text:style-name="T83">e</text:span></text:span><text:span text:style-name="Strong_20_Emphasis"><text:span text:style-name="T79">n </text:span></text:span><text:span text:style-name="Strong_20_Emphasis"><text:span text:style-name="T80">k</text:span></text:span><text:span text:style-name="Strong_20_Emphasis"><text:span text:style-name="T79">lik op het pictogram van </text:span></text:span><text:span text:style-name="Strong_20_Emphasis"><text:span text:style-name="T252">Updatebeheer</text:span></text:span><text:span text:style-name="Strong_20_Emphasis"><text:span text:style-name="T81">.</text:span></text:span></text:p>
          </table:table-cell>
        </table:table-row>
        <table:table-row table:style-name="TableLine94120545606288">
          <table:table-cell table:style-name="_33_._5f_Installatie_5f_afronden.A1" office:value-type="string">
            <text:p text:style-name="P41"><text:span text:style-name="Strong_20_Emphasis"><text:span text:style-name="T91"/></text:span></text:p>
          </table:table-cell>
          <table:table-cell table:style-name="_33_._5f_Installatie_5f_afronden.A1" office:value-type="string">
            <text:p text:style-name="P36"><text:span text:style-name="T314">Als</text:span><text:span text:style-name="T310"> </text:span><text:span text:style-name="T311">er </text:span><text:span text:style-name="T310">updates beschikbaar zijn, k</text:span><text:span text:style-name="T312">lik op </text:span><text:span text:style-name="Strong_20_Emphasis"><text:span text:style-name="T318">Nu installeren</text:span></text:span><text:span text:style-name="T312">.</text:span></text:p>
          </table:table-cell>
        </table:table-row>
        <table:table-row table:style-name="TableLine94120545667008">
          <table:table-cell table:style-name="_33_._5f_Installatie_5f_afronden.A1" office:value-type="string">
            <text:p text:style-name="P41"><text:span text:style-name="Strong_20_Emphasis"><text:span text:style-name="T130"/></text:span></text:p>
          </table:table-cell>
          <table:table-cell table:style-name="_33_._5f_Installatie_5f_afronden.A1" office:value-type="string">
            <text:p text:style-name="P36"><text:span text:style-name="T313">A</text:span>ls <text:span text:style-name="Strong_20_Emphasis"><text:span text:style-name="T309">Updatebeheer </text:span></text:span>hierom vraagt, <text:span text:style-name="T388">h</text:span>erstart <text:span text:style-name="T389">de</text:span> computer <text:span text:style-name="T390">en daarna weer aanmelden als </text:span><text:span text:style-name="Definition"><text:span text:style-name="T8">gebruiker</text:span></text:span>.</text:p>
          </table:table-cell>
        </table:table-row>
        <table:table-row table:style-name="TableLine941205457225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120545741984">
          <table:table-cell table:style-name="_33_._5f_Installatie_5f_afronden.A1" office:value-type="string">
            <text:p text:style-name="P40"><text:span text:style-name="Strong_20_Emphasis"><text:span text:style-name="T91"><text:s/></text:span></text:span><text:span text:style-name="Strong_20_Emphasis"><text:span text:style-name="T130"><draw:control text:anchor-type="as-char" draw:z-index="18" draw:name="Vorm4_1" draw:style-name="gr1" draw:text-style-name="P9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91">Installeer </text:span></text:span><text:span text:style-name="Strong_20_Emphasis"><text:span text:style-name="T108">pakket kz</text:span></text:span><text:span text:style-name="Strong_20_Emphasis"><text:span text:style-name="T91"> </text:span></text:span><text:span text:style-name="Strong_20_Emphasis"><text:span text:style-name="T79">via </text:span></text:span><text:span text:style-name="Strong_20_Emphasis"><text:span text:style-name="T102">het </text:span></text:span><text:span text:style-name="Strong_20_Emphasis"><text:span text:style-name="T103">s</text:span></text:span><text:span text:style-name="Strong_20_Emphasis"><text:span text:style-name="T79">tart</text:span></text:span><text:span text:style-name="Strong_20_Emphasis"><text:span text:style-name="T102">en van</text:span></text:span><text:span text:style-name="Strong_20_Emphasis"><text:span text:style-name="T104"> </text:span></text:span><text:span text:style-name="Strong_20_Emphasis"><text:span text:style-name="T163">Terminalvenster</text:span></text:span><text:span text:style-name="Strong_20_Emphasis"><text:span text:style-name="T79"> met toetscombinatie <text:line-break/></text:span></text:span><text:span text:style-name="Strong_20_Emphasis"><text:span text:style-name="T217">Ctrl</text:span></text:span><text:span text:style-name="Strong_20_Emphasis"><text:span text:style-name="T216"> </text:span></text:span><text:span text:style-name="Strong_20_Emphasis"><text:span text:style-name="T217">Alt</text:span></text:span><text:span text:style-name="Strong_20_Emphasis"><text:span text:style-name="T216"> </text:span></text:span><text:span text:style-name="Strong_20_Emphasis"><text:span text:style-name="T217">T</text:span></text:span><text:span text:style-name="Strong_20_Emphasis"><text:span text:style-name="T102">. </text:span></text:span></text:p>
          </table:table-cell>
        </table:table-row>
        <table:table-row table:style-name="TableLine94120545742592">
          <table:table-cell table:style-name="_33_._5f_Installatie_5f_afronden.A1" office:value-type="string">
            <text:p text:style-name="P48"><text:span text:style-name="Strong_20_Emphasis"><text:span text:style-name="T91"/></text:span></text:p>
          </table:table-cell>
          <table:table-cell table:style-name="_33_._5f_Installatie_5f_afronden.A1" office:value-type="string">
            <text:p text:style-name="P50"><text:span text:style-name="T399">Typ</text:span><text:span text:style-name="Strong_20_Emphasis"><text:span text:style-name="T105">, of </text:span></text:span><text:span text:style-name="Strong_20_Emphasis"><text:span text:style-name="T102">kopieer en plak, de</text:span></text:span><text:span text:style-name="Strong_20_Emphasis"><text:span text:style-name="T107">z</text:span></text:span><text:span text:style-name="Strong_20_Emphasis"><text:span text:style-name="T102">e </text:span></text:span><text:span text:style-name="Strong_20_Emphasis"><text:span text:style-name="T117">twee </text:span></text:span><text:span text:style-name="Strong_20_Emphasis"><text:span text:style-name="T102">opdrachten, ieder gevolgd door de </text:span></text:span><text:span text:style-name="Strong_20_Emphasis"><text:span text:style-name="T217">Enter</text:span></text:span><text:span text:style-name="Strong_20_Emphasis"><text:span text:style-name="T79">-toets:<text:line-break/></text:span></text:span><text:span text:style-name="User_20_Entry"><text:span text:style-name="T274">wget karelzimmer.nl/</text:span></text:span><text:span text:style-name="User_20_Entry"><text:span text:style-name="T275">kz</text:span></text:span><text:span text:style-name="User_20_Entry"><text:span text:style-name="T274"><text:line-break/>bash </text:span></text:span><text:span text:style-name="User_20_Entry"><text:span text:style-name="T275">kz</text:span></text:span></text:p>
          </table:table-cell>
        </table:table-row>
        <table:table-row table:style-name="TableLine94120545598896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77">V<text:span text:style-name="Strong_20_Emphasis"><text:span text:style-name="T113">olg </text:span></text:span><text:span text:style-name="Strong_20_Emphasis"><text:span text:style-name="T68">de aanwijzingen op het scherm.</text:span></text:span></text:p>
          </table:table-cell>
        </table:table-row>
        <table:table-row table:style-name="TableLine94120545753184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77"/>
          </table:table-cell>
        </table:table-row>
        <table:table-row table:style-name="TableLine94120545753872">
          <table:table-cell table:style-name="_33_._5f_Installatie_5f_afronden.A1" office:value-type="string">
            <text:p text:style-name="P41"><text:span text:style-name="Strong_20_Emphasis"><text:span text:style-name="T91"><text:s/></text:span></text:span><text:span text:style-name="Strong_20_Emphasis"><text:span text:style-name="T130"><draw:control text:anchor-type="as-char" draw:z-index="12" draw:name="Vorm37" draw:style-name="gr1" draw:text-style-name="P9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86">Rond de</text:span></text:span><text:span text:style-name="Strong_20_Emphasis"><text:span text:style-name="T84"> installatie </text:span></text:span><text:span text:style-name="Strong_20_Emphasis"><text:span text:style-name="T86">af </text:span></text:span><text:span text:style-name="Strong_20_Emphasis"><text:span text:style-name="T79">via </text:span></text:span><text:span text:style-name="Strong_20_Emphasis"><text:span text:style-name="T93">een</text:span></text:span><text:span text:style-name="Strong_20_Emphasis"><text:span text:style-name="T92"> druk</text:span></text:span><text:span text:style-name="Strong_20_Emphasis"><text:span text:style-name="T93"> op</text:span></text:span><text:span text:style-name="Strong_20_Emphasis"><text:span text:style-name="T81"> de </text:span></text:span><text:span text:style-name="Strong_20_Emphasis"><text:span text:style-name="T215">Super</text:span></text:span><text:span text:style-name="Strong_20_Emphasis"><text:span text:style-name="T81">-toets</text:span></text:span><text:span text:style-name="Strong_20_Emphasis"><text:span text:style-name="T272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98">t</text:span></text:span><text:span text:style-name="Strong_20_Emphasis"><text:span text:style-name="T82">yp </text:span></text:span><text:span text:style-name="Strong_20_Emphasis"><text:span text:style-name="T158">men</text:span></text:span><text:span text:style-name="Strong_20_Emphasis"><text:span text:style-name="T160">u</text:span></text:span><text:span text:style-name="Strong_20_Emphasis"><text:span text:style-name="T78"> </text:span></text:span><text:span text:style-name="Strong_20_Emphasis"><text:span text:style-name="T83">e</text:span></text:span><text:span text:style-name="Strong_20_Emphasis"><text:span text:style-name="T79">n </text:span></text:span><text:span text:style-name="Strong_20_Emphasis"><text:span text:style-name="T80">k</text:span></text:span><text:span text:style-name="Strong_20_Emphasis"><text:span text:style-name="T79">lik op het pictogram van </text:span></text:span><text:span text:style-name="Strong_20_Emphasis"><text:span text:style-name="T256">Installatiem</text:span></text:span><text:span text:style-name="Strong_20_Emphasis"><text:span text:style-name="T255">enu</text:span></text:span><text:span text:style-name="Strong_20_Emphasis"><text:span text:style-name="T78">.</text:span></text:span></text:p>
          </table:table-cell>
        </table:table-row>
        <table:table-row table:style-name="TableLine94120545754640">
          <table:table-cell table:style-name="_33_._5f_Installatie_5f_afronden.A1" office:value-type="string">
            <text:p text:style-name="P41"><text:span text:style-name="Strong_20_Emphasis"><text:span text:style-name="T91"/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76">K</text:span></text:span><text:span text:style-name="Strong_20_Emphasis"><text:span text:style-name="T73">ie</text:span></text:span><text:span text:style-name="Strong_20_Emphasis"><text:span text:style-name="T72">s </text:span></text:span><text:span text:style-name="Strong_20_Emphasis"><text:span text:style-name="T254">3</text:span></text:span><text:span text:style-name="Strong_20_Emphasis"><text:span text:style-name="T225"> </text:span></text:span><text:span text:style-name="Strong_20_Emphasis"><text:span text:style-name="T249">Installatie</text:span></text:span><text:span text:style-name="Strong_20_Emphasis"><text:span text:style-name="T250"> </text:span></text:span><text:span text:style-name="Strong_20_Emphasis"><text:span text:style-name="T251">afronden</text:span></text:span><text:span text:style-name="Strong_20_Emphasis"><text:span text:style-name="T76"> </text:span></text:span><text:span text:style-name="Strong_20_Emphasis"><text:span text:style-name="T90">en </text:span></text:span><text:span text:style-name="Strong_20_Emphasis"><text:span text:style-name="T114">v</text:span></text:span><text:span text:style-name="Strong_20_Emphasis"><text:span text:style-name="T68">olg de aanwijzingen op het scherm.</text:span></text:span></text:p>
          </table:table-cell>
        </table:table-row>
        <table:table-row table:style-name="TableLine941205457134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120545714224">
          <table:table-cell table:style-name="_33_._5f_Installatie_5f_afronden.A1" office:value-type="string">
            <text:p text:style-name="P55"><text:span text:style-name="Strong_20_Emphasis"><text:span text:style-name="T91"><text:s/></text:span></text:span><text:span text:style-name="Strong_20_Emphasis"><text:span text:style-name="T130"><draw:control text:anchor-type="as-char" draw:z-index="20" draw:name="Vorm36" draw:style-name="gr1" draw:text-style-name="P9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6">Herstart de computer.</text:p>
          </table:table-cell>
        </table:table-row>
      </table:table>
      <text:p text:style-name="P33"><text:span text:style-name="Strong_20_Emphasis"><text:span text:style-name="T17"><text:tab/></text:span></text:span></text:p>
      <text:p text:style-name="P34"><text:span text:style-name="Strong_20_Emphasis"><text:span text:style-name="T90"/></text:span></text:p>
      <text:p text:style-name="P35"><text:span text:style-name="Strong_20_Emphasis"><text:span text:style-name="T68"/></text:span></text:p>
      <text:list xml:id="list133233960011812" text:continue-numbering="true" text:style-name="L1">
        <text:list-item>
          <text:p text:style-name="P90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120545860080">
          <table:table-cell table:style-name="Tabel2.A1" office:value-type="string">
            <text:p text:style-name="P57"><text:span text:style-name="Strong_20_Emphasis"><text:span text:style-name="T91"><text:s/></text:span></text:span><text:span text:style-name="Strong_20_Emphasis"><text:span text:style-name="T130"><draw:control text:anchor-type="as-char" draw:z-index="21" draw:name="Vorm40_0" draw:style-name="gr1" draw:text-style-name="P97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17">Aanmelden als </text:span></text:span><text:span text:style-name="Definition"><text:span text:style-name="T10">gebruiker</text:span></text:span><text:span text:style-name="Strong_20_Emphasis"><text:span text:style-name="T69"><text:note text:id="ftn8" text:note-class="footnote"><text:note-citation>1</text:note-citation><text:note-body><text:p text:style-name="P85"><text:span text:style-name="User_20_Entry"><text:span text:style-name="T218">E</text:span></text:span><text:span text:style-name="User_20_Entry"><text:span text:style-name="T223">v</text:span></text:span><text:span text:style-name="User_20_Entry"><text:span text:style-name="T224">en</text:span></text:span><text:span text:style-name="User_20_Entry"><text:span text:style-name="T268">t</text:span></text:span><text:span text:style-name="User_20_Entry"><text:span text:style-name="T269">uele </text:span></text:span><text:span text:style-name="User_20_Entry"><text:span text:style-name="T270">extra gebruikers aanmelden </text:span></text:span><text:span text:style-name="User_20_Entry"><text:span text:style-name="T271">en dezelfde stappen uitvoeren</text:span></text:span><text:span text:style-name="User_20_Entry"><text:span text:style-name="T222">.</text:span></text:span></text:p></text:note-body></text:note></text:span></text:span><text:span text:style-name="Strong_20_Emphasis"><text:span text:style-name="T17">.</text:span></text:span></text:p>
          </table:table-cell>
        </table:table-row>
        <table:table-row table:style-name="TableLine94120545890848"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15"/>
          </table:table-cell>
        </table:table-row>
        <table:table-row table:style-name="TableLine94120545891120">
          <table:table-cell table:style-name="Tabel2.A1" office:value-type="string">
            <text:p text:style-name="P75"><text:span text:style-name="Strong_20_Emphasis"><text:span text:style-name="T91"><text:s/></text:span></text:span><text:span text:style-name="Strong_20_Emphasis"><text:span text:style-name="T130"><draw:control text:anchor-type="as-char" draw:z-index="25" draw:name="Vorm40_2" draw:style-name="gr1" draw:text-style-name="P97" svg:width="0.35cm" svg:height="0.35cm" draw:control="control26"/></text:span></text:span></text:p>
          </table:table-cell>
          <table:table-cell table:style-name="Tabel2.A1" office:value-type="string">
            <text:p text:style-name="P18"><text:span text:style-name="Strong_20_Emphasis"><text:span text:style-name="T85">R</text:span></text:span><text:span text:style-name="Strong_20_Emphasis"><text:span text:style-name="T74">icht </text:span></text:span><text:span text:style-name="Strong_20_Emphasis"><text:span text:style-name="T115">de </text:span></text:span><text:span text:style-name="Strong_20_Emphasis"><text:span text:style-name="T116">gebruiker</text:span></text:span><text:span text:style-name="Strong_20_Emphasis"><text:span text:style-name="T74"> </text:span></text:span><text:span text:style-name="Strong_20_Emphasis"><text:span text:style-name="T75">in </text:span></text:span><text:span text:style-name="Strong_20_Emphasis"><text:span text:style-name="T79">via </text:span></text:span><text:span text:style-name="Strong_20_Emphasis"><text:span text:style-name="T93">een</text:span></text:span><text:span text:style-name="Strong_20_Emphasis"><text:span text:style-name="T92"> druk</text:span></text:span><text:span text:style-name="Strong_20_Emphasis"><text:span text:style-name="T93"> op</text:span></text:span><text:span text:style-name="Strong_20_Emphasis"><text:span text:style-name="T81"> de </text:span></text:span><text:span text:style-name="Strong_20_Emphasis"><text:span text:style-name="T215">Super</text:span></text:span><text:span text:style-name="Strong_20_Emphasis"><text:span text:style-name="T81">-toets</text:span></text:span><text:span text:style-name="Strong_20_Emphasis"><text:span text:style-name="T272"><text:note text:id="ftn9" text:note-class="footnote"><text:note-citation>2</text:note-citation><text:note-body><text:p text:style-name="P81"><text:span text:style-name="T321">D</text:span>e <text:span text:style-name="T394">Super</text:span>-toets <text:span text:style-name="T321">is </text:span>de Windows<text:span text:style-name="T398">-</text:span><text:span text:style-name="T393">toets</text:span>, <text:span text:style-name="T398">C</text:span>ommand-<text:span text:style-name="T393">toets</text:span>, of <text:span text:style-name="T398">V</text:span>ergrootglas-toets.</text:p></text:note-body></text:note></text:span></text:span><text:span text:style-name="Strong_20_Emphasis"><text:span text:style-name="T70">, </text:span></text:span><text:span text:style-name="Strong_20_Emphasis"><text:span text:style-name="T98">t</text:span></text:span><text:span text:style-name="Strong_20_Emphasis"><text:span text:style-name="T82">yp </text:span></text:span><text:span text:style-name="Strong_20_Emphasis"><text:span text:style-name="T158">men</text:span></text:span><text:span text:style-name="Strong_20_Emphasis"><text:span text:style-name="T160">u</text:span></text:span><text:span text:style-name="Strong_20_Emphasis"><text:span text:style-name="T78"> </text:span></text:span><text:span text:style-name="Strong_20_Emphasis"><text:span text:style-name="T83">e</text:span></text:span><text:span text:style-name="Strong_20_Emphasis"><text:span text:style-name="T79">n </text:span></text:span><text:span text:style-name="Strong_20_Emphasis"><text:span text:style-name="T80">k</text:span></text:span><text:span text:style-name="Strong_20_Emphasis"><text:span text:style-name="T79">lik op het pictogram van </text:span></text:span><text:span text:style-name="Strong_20_Emphasis"><text:span text:style-name="T256">Installatiem</text:span></text:span><text:span text:style-name="Strong_20_Emphasis"><text:span text:style-name="T255">enu</text:span></text:span><text:span text:style-name="Strong_20_Emphasis"><text:span text:style-name="T78">.</text:span></text:span></text:p>
          </table:table-cell>
        </table:table-row>
        <table:table-row table:style-name="TableLine94120545891392"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17"><text:span text:style-name="Strong_20_Emphasis"><text:span text:style-name="T76">K</text:span></text:span><text:span text:style-name="Strong_20_Emphasis"><text:span text:style-name="T73">ie</text:span></text:span><text:span text:style-name="Strong_20_Emphasis"><text:span text:style-name="T72">s </text:span></text:span><text:span text:style-name="Strong_20_Emphasis"><text:span text:style-name="T254">4 </text:span></text:span><text:span text:style-name="Strong_20_Emphasis"><text:span text:style-name="T169">Gebruiker inrichten</text:span></text:span><text:span text:style-name="Strong_20_Emphasis"><text:span text:style-name="T76"> </text:span></text:span><text:span text:style-name="Strong_20_Emphasis"><text:span text:style-name="T90">en </text:span></text:span><text:span text:style-name="Strong_20_Emphasis"><text:span text:style-name="T114">v</text:span></text:span><text:span text:style-name="Strong_20_Emphasis"><text:span text:style-name="T68">olg de aanwijzingen op het scherm</text:span></text:span><text:span text:style-name="Strong_20_Emphasis"><text:span text:style-name="T248"><text:note text:id="ftn10" text:note-class="footnote"><text:note-citation>3</text:note-citation><text:note-body><text:p text:style-name="P86">Het inrichten kan nagelopen worden <text:span text:style-name="T403">met </text:span>bestanden in <text:span text:style-name="T403">map</text:span><text:span text:style-name="T401"> </text:span><text:span text:style-name="T402">kz-</text:span><text:span text:style-name="T403">install </text:span><text:span text:style-name="T326">en</text:span><text:span text:style-name="T403"> kz-setup </text:span><text:span text:style-name="T404">in </text:span><text:span text:style-name="T401">map Documenten</text:span>.</text:p></text:note-body></text:note></text:span></text:span><text:span text:style-name="Strong_20_Emphasis"><text:span text:style-name="T248">.</text:span></text:span></text:p>
          </table:table-cell>
        </table:table-row>
        <table:table-row table:style-name="TableLine9412054589166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9"/>
          </table:table-cell>
        </table:table-row>
        <table:table-row table:style-name="TableLine94120545891936">
          <table:table-cell table:style-name="Tabel2.A1" office:value-type="string">
            <text:p text:style-name="P92"><text:span text:style-name="Strong_20_Emphasis"><text:span text:style-name="T91"><text:s/></text:span></text:span><text:span text:style-name="Strong_20_Emphasis"><text:span text:style-name="T130"><draw:control text:anchor-type="as-char" draw:z-index="26" draw:name="Vorm36_1" draw:style-name="gr1" draw:text-style-name="P97" svg:width="0.35cm" svg:height="0.35cm" draw:control="control27"/></text:span></text:span></text:p>
          </table:table-cell>
          <table:table-cell table:style-name="Tabel2.A1" office:value-type="string">
            <text:p text:style-name="P93">Herstart de computer.</text:p>
          </table:table-cell>
        </table:table-row>
      </table:table>
      <text:p text:style-name="P13"><text:span text:style-name="Strong_20_Emphasis"><text:span text:style-name="T71"/></text:span></text:p>
      <text:p text:style-name="P38"/>
      <text:p text:style-name="P54"><text:span text:style-name="T287">E</text:span><text:span text:style-name="T288">inde c</text:span><text:span text:style-name="T282">hecklist, </text:span><text:span text:style-name="T289">d</text:span><text:span text:style-name="T282">e installatie van </text:span><text:span text:style-name="T282"><text:reference-ref text:reference-format="text" text:ref-name="Distributie">Ubuntu</text:reference-ref></text:span><text:span text:style-name="T282"><text:s/></text:span><text:span text:style-name="T283"><text:reference-ref text:reference-format="text" text:ref-name="Versie">20.04</text:reference-ref></text:span><text:span text:style-name="T180"><text:s/></text:span><text:span text:style-name="T181">LTS</text:span><text:span text:style-name="T182"> </text:span><text:span text:style-name="T282"><text:reference-ref text:reference-format="text" text:ref-name="Editie">desktop</text:reference-ref></text:span><text:span text:style-name="T282"><text:s/>is voltooid.</text:span></text:p>
      <text:p text:style-name="P26"/>
      <text:p text:style-name="P6"><text:span text:style-name="T123">Geschreven</text:span><text:span text:style-name="T51"> door Karel Zimmer &lt;</text:span><text:a xlink:type="simple" xlink:href="mailto:info@karelzimmer.nl" text:style-name="Internet_20_link" text:visited-style-name="Visited_20_Internet_20_Link">info@karelzimmer.nl</text:a><text:span text:style-name="T51">&gt;</text:span><text:span text:style-name="T5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/text:span><text:span text:style-name="MT1"><text:date style:data-style-name="N36" text:date-value="2022-02-13T13:32:32.000239212">13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5</text:page-number><text:s/><text:span text:style-name="MT4">van </text:span><text:page-count style:num-format="1">6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3:32:31.880765961</dc:date>
    <meta:keyword>Installatie</meta:keyword>
    <meta:keyword>Checklist</meta:keyword>
    <meta:keyword>Linux</meta:keyword>
    <meta:editing-cycles>6329</meta:editing-cycles>
    <meta:editing-duration>P11DT2H6M21S</meta:editing-duration>
    <meta:print-date>2021-03-23T20:07:57.967210640</meta:print-date>
    <dc:creator>Karel Zimmer</dc:creator>
    <meta:document-statistic meta:table-count="4" meta:image-count="0" meta:object-count="0" meta:page-count="6" meta:paragraph-count="96" meta:word-count="828" meta:character-count="5664" meta:non-whitespace-character-count="4866"/>
    <meta:user-defined meta:name="Info 1"/>
    <meta:user-defined meta:name="Info 2"/>
    <meta:user-defined meta:name="Info 3"/>
    <meta:user-defined meta:name="Info 4"/>
  </office:meta>
</office:document-meta>
</file>